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nb" fo:country="NO" officeooo:paragraph-rsid="0005f3df"/>
    </style:style>
    <style:style style:name="P3" style:family="paragraph" style:parent-style-name="Brodtekst">
      <style:paragraph-properties fo:margin-top="0in" fo:margin-bottom="0in" loext:contextual-spacing="false" fo:line-height="150%"/>
      <style:text-properties officeooo:paragraph-rsid="0002ae41"/>
    </style:style>
    <style:style style:name="P4" style:family="paragraph" style:parent-style-name="Brodtekst">
      <style:text-properties fo:language="nb" fo:country="NO" fo:font-style="italic" officeooo:paragraph-rsid="0002ae41" style:font-style-asian="italic" style:font-style-complex="italic"/>
    </style:style>
    <style:style style:name="P5" style:family="paragraph" style:parent-style-name="Brodtekst">
      <style:text-properties fo:language="nb" fo:country="NO" officeooo:paragraph-rsid="0002ae41"/>
    </style:style>
    <style:style style:name="P6" style:family="paragraph" style:parent-style-name="Brodtekst">
      <style:text-properties fo:language="nb" fo:country="NO" officeooo:paragraph-rsid="0004d021"/>
    </style:style>
    <style:style style:name="P7" style:family="paragraph" style:parent-style-name="Brodtekst">
      <style:text-properties fo:language="nb" fo:country="NO" officeooo:paragraph-rsid="0005f3df"/>
    </style:style>
    <style:style style:name="P8" style:family="paragraph" style:parent-style-name="Brodtekst">
      <style:text-properties fo:language="nb" fo:country="NO" officeooo:rsid="000899ce" officeooo:paragraph-rsid="000899ce"/>
    </style:style>
    <style:style style:name="P9" style:family="paragraph" style:parent-style-name="Brodtekst">
      <style:text-properties fo:language="nb" fo:country="NO" officeooo:paragraph-rsid="000a2d05"/>
    </style:style>
    <style:style style:name="P10" style:family="paragraph" style:parent-style-name="Brodtekst">
      <style:text-properties officeooo:paragraph-rsid="0002ae41"/>
    </style:style>
    <style:style style:name="P11" style:family="paragraph" style:parent-style-name="Brodtekst">
      <style:text-properties officeooo:paragraph-rsid="0004d021"/>
    </style:style>
    <style:style style:name="P12" style:family="paragraph" style:parent-style-name="Brodtekst">
      <style:text-properties officeooo:paragraph-rsid="0005f3df"/>
    </style:style>
    <style:style style:name="P13" style:family="paragraph" style:parent-style-name="Brodtekst">
      <style:text-properties officeooo:paragraph-rsid="0009ce5d"/>
    </style:style>
    <style:style style:name="P14" style:family="paragraph" style:parent-style-name="_32_DUO_5f_Overskrift">
      <style:text-properties officeooo:paragraph-rsid="0002ae41"/>
    </style:style>
    <style:style style:name="P15" style:family="paragraph" style:parent-style-name="_32_DUO_5f_Overskrift">
      <style:text-properties officeooo:rsid="000a2d05" officeooo:paragraph-rsid="000a2d05"/>
    </style:style>
    <style:style style:name="P16" style:family="paragraph" style:parent-style-name="_32_DUO_5f_Overskrift">
      <style:paragraph-properties fo:break-before="page"/>
    </style:style>
    <style:style style:name="P17" style:family="paragraph" style:parent-style-name="_32_DUO_5f_Overskrift">
      <style:paragraph-properties fo:break-before="page"/>
      <style:text-properties officeooo:paragraph-rsid="0002ae41"/>
    </style:style>
    <style:style style:name="P18" style:family="paragraph" style:parent-style-name="_32_DUO_5f_Overskrift">
      <style:paragraph-properties fo:break-before="page"/>
      <style:text-properties officeooo:paragraph-rsid="00044490"/>
    </style:style>
    <style:style style:name="P19" style:family="paragraph" style:parent-style-name="_32_DUO_5f_Overskrift">
      <style:paragraph-properties fo:break-before="page"/>
      <style:text-properties fo:language="nb" fo:country="NO" officeooo:rsid="0004d021" officeooo:paragraph-rsid="0004d021"/>
    </style:style>
    <style:style style:name="P20" style:family="paragraph" style:parent-style-name="_34_DUO_5f_Overskrift">
      <style:text-properties officeooo:paragraph-rsid="0004d021"/>
    </style:style>
    <style:style style:name="P21" style:family="paragraph" style:parent-style-name="_34_DUO_5f_Overskrift">
      <style:text-properties officeooo:paragraph-rsid="000a2d05"/>
    </style:style>
    <style:style style:name="P22" style:family="paragraph" style:parent-style-name="_33_DUO_5f_Overskrift">
      <style:text-properties officeooo:paragraph-rsid="0002ae41"/>
    </style:style>
    <style:style style:name="P23" style:family="paragraph" style:parent-style-name="_33_DUO_5f_Overskrift">
      <style:text-properties officeooo:paragraph-rsid="0009ce5d"/>
    </style:style>
    <style:style style:name="P24" style:family="paragraph" style:parent-style-name="Text_20_body" style:list-style-name="L1">
      <style:text-properties fo:language="nb" fo:country="NO" officeooo:paragraph-rsid="0005f3df"/>
    </style:style>
    <style:style style:name="P25" style:family="paragraph" style:parent-style-name="Text_20_body" style:list-style-name="L1">
      <style:paragraph-properties fo:margin-top="0in" fo:margin-bottom="0in" loext:contextual-spacing="false"/>
      <style:text-properties fo:language="nb" fo:country="NO" officeooo:paragraph-rsid="0005f3df"/>
    </style:style>
    <style:style style:name="P26" style:family="paragraph" style:parent-style-name="_31_DUO_5f_Overskrift" style:master-page-name="First_20_Page">
      <style:paragraph-properties style:page-number="1"/>
      <style:text-properties officeooo:paragraph-rsid="0002ae41"/>
    </style:style>
    <style:style style:name="P27" style:family="paragraph" style:parent-style-name="Brodtekst" style:list-style-name="">
      <style:text-properties officeooo:paragraph-rsid="0009ce5d"/>
    </style:style>
    <style:style style:name="P28" style:family="paragraph" style:parent-style-name="Brodtekst" style:list-style-name="">
      <style:text-properties officeooo:paragraph-rsid="0009ce5d"/>
    </style:style>
    <style:style style:name="P29" style:family="paragraph" style:parent-style-name="Brodtekst" style:list-style-name="">
      <style:text-properties officeooo:paragraph-rsid="0009dab9"/>
    </style:style>
    <style:style style:name="P30" style:family="paragraph" style:parent-style-name="Brodtekst" style:list-style-name="">
      <style:text-properties officeooo:paragraph-rsid="0009ce5d"/>
    </style:style>
    <style:style style:name="P31" style:family="paragraph" style:parent-style-name="Brodtekst">
      <style:text-properties fo:language="nb" fo:country="NO" officeooo:paragraph-rsid="0005f3df"/>
    </style:style>
    <style:style style:name="P32" style:family="paragraph" style:parent-style-name="_33_DUO_5f_Overskrift">
      <style:paragraph-properties fo:break-before="page"/>
      <style:text-properties officeooo:paragraph-rsid="0005f3df"/>
    </style:style>
    <style:style style:name="P33" style:family="paragraph" style:parent-style-name="_33_DUO_5f_Overskrift">
      <style:text-properties officeooo:paragraph-rsid="0005f3df"/>
    </style:style>
    <style:style style:name="P34" style:family="paragraph" style:parent-style-name="_33_DUO_5f_Overskrift">
      <style:text-properties officeooo:paragraph-rsid="0004d021"/>
    </style:style>
    <style:style style:name="P35" style:family="paragraph" style:parent-style-name="_33_DUO_5f_Overskrift">
      <style:text-properties fo:language="nb" fo:country="NO" officeooo:paragraph-rsid="0002ae41"/>
    </style:style>
    <style:style style:name="T1" style:family="text">
      <style:text-properties fo:language="nb" fo:country="NO"/>
    </style:style>
    <style:style style:name="T2" style:family="text">
      <style:text-properties fo:language="nb" fo:country="NO" officeooo:rsid="00b5f222"/>
    </style:style>
    <style:style style:name="T3" style:family="text">
      <style:text-properties fo:language="nb" fo:country="NO" fo:font-weight="normal" style:font-weight-asian="normal" style:font-weight-complex="normal"/>
    </style:style>
    <style:style style:name="T4" style:family="text">
      <style:text-properties fo:language="nb" fo:country="NO" fo:font-weight="normal" officeooo:rsid="00a28efd" style:font-weight-asian="normal" style:font-weight-complex="normal"/>
    </style:style>
    <style:style style:name="T5" style:family="text">
      <style:text-properties fo:language="nb" fo:country="NO" fo:font-weight="normal" officeooo:rsid="00a2dc72" style:font-weight-asian="normal" style:font-weight-complex="normal"/>
    </style:style>
    <style:style style:name="T6" style:family="text">
      <style:text-properties fo:language="nb" fo:country="NO" fo:font-weight="normal" officeooo:rsid="00ac77c9" style:font-weight-asian="normal" style:font-weight-complex="normal"/>
    </style:style>
    <style:style style:name="T7" style:family="text">
      <style:text-properties fo:language="nb" fo:country="NO" fo:font-weight="normal" officeooo:rsid="00afdd5e" style:font-weight-asian="normal" style:font-weight-complex="normal"/>
    </style:style>
    <style:style style:name="T8" style:family="text">
      <style:text-properties fo:language="nb" fo:country="NO" fo:font-weight="normal" officeooo:rsid="00b17f4f" style:font-weight-asian="normal" style:font-weight-complex="normal"/>
    </style:style>
    <style:style style:name="T9" style:family="text">
      <style:text-properties fo:language="nb" fo:country="NO" fo:font-weight="normal" officeooo:rsid="00b8f0a4" style:font-weight-asian="normal" style:font-weight-complex="normal"/>
    </style:style>
    <style:style style:name="T10" style:family="text">
      <style:text-properties fo:language="nb" fo:country="NO" fo:font-weight="normal" officeooo:rsid="00b88dca" style:font-weight-asian="normal" style:font-weight-complex="normal"/>
    </style:style>
    <style:style style:name="T11" style:family="text">
      <style:text-properties fo:language="nb" fo:country="NO" fo:font-weight="normal" officeooo:rsid="00b9ff85" style:font-weight-asian="normal" style:font-weight-complex="normal"/>
    </style:style>
    <style:style style:name="T12" style:family="text">
      <style:text-properties fo:language="nb" fo:country="NO" fo:font-weight="normal" officeooo:rsid="00ace746" style:font-weight-asian="normal" style:font-weight-complex="normal"/>
    </style:style>
    <style:style style:name="T13" style:family="text">
      <style:text-properties fo:language="nb" fo:country="NO" fo:font-weight="normal" officeooo:rsid="00ae7aff" style:font-weight-asian="normal" style:font-weight-complex="normal"/>
    </style:style>
    <style:style style:name="T14" style:family="text">
      <style:text-properties fo:language="nb" fo:country="NO" fo:font-weight="normal" officeooo:rsid="00af7d54" style:font-weight-asian="normal" style:font-weight-complex="normal"/>
    </style:style>
    <style:style style:name="T15" style:family="text">
      <style:text-properties fo:language="nb" fo:country="NO" fo:font-weight="normal" officeooo:rsid="00b33257" style:font-weight-asian="normal" style:font-weight-complex="normal"/>
    </style:style>
    <style:style style:name="T16" style:family="text">
      <style:text-properties fo:language="nb" fo:country="NO" fo:font-weight="normal" officeooo:rsid="00a67573" style:font-weight-asian="normal" style:font-weight-complex="normal"/>
    </style:style>
    <style:style style:name="T17" style:family="text">
      <style:text-properties fo:language="nb" fo:country="NO" fo:font-weight="normal" officeooo:rsid="00ab0765" style:font-weight-asian="normal" style:font-weight-complex="normal"/>
    </style:style>
    <style:style style:name="T18" style:family="text">
      <style:text-properties fo:language="nb" fo:country="NO" fo:font-weight="normal" officeooo:rsid="00a92245" style:font-weight-asian="normal" style:font-weight-complex="normal"/>
    </style:style>
    <style:style style:name="T19" style:family="text">
      <style:text-properties fo:language="nb" fo:country="NO" fo:font-weight="normal" officeooo:rsid="00ab80b5" style:font-weight-asian="normal" style:font-weight-complex="normal"/>
    </style:style>
    <style:style style:name="T20" style:family="text">
      <style:text-properties fo:language="nb" fo:country="NO" fo:font-weight="normal" officeooo:rsid="00abbb21" style:font-weight-asian="normal" style:font-weight-complex="normal"/>
    </style:style>
    <style:style style:name="T21" style:family="text">
      <style:text-properties fo:language="nb" fo:country="NO" fo:font-weight="normal" officeooo:rsid="00a81a1a" style:font-weight-asian="normal" style:font-weight-complex="normal"/>
    </style:style>
    <style:style style:name="T22" style:family="text">
      <style:text-properties fo:language="nb" fo:country="NO" fo:font-weight="normal" officeooo:rsid="000324e5" style:font-weight-asian="normal" style:font-weight-complex="normal"/>
    </style:style>
    <style:style style:name="T23" style:family="text">
      <style:text-properties fo:language="nb" fo:country="NO" fo:font-weight="normal" officeooo:rsid="00044490" style:font-weight-asian="normal" style:font-weight-complex="normal"/>
    </style:style>
    <style:style style:name="T24" style:family="text">
      <style:text-properties fo:language="nb" fo:country="NO" fo:font-weight="normal" officeooo:rsid="0005f3df" style:font-weight-asian="normal" style:font-weight-complex="normal"/>
    </style:style>
    <style:style style:name="T25" style:family="text">
      <style:text-properties fo:language="nb" fo:country="NO" fo:font-weight="normal" officeooo:rsid="0009ce5d" style:font-weight-asian="normal" style:font-weight-complex="normal"/>
    </style:style>
    <style:style style:name="T26" style:family="text">
      <style:text-properties fo:language="nb" fo:country="NO" fo:font-weight="normal" officeooo:rsid="0009dab9" style:font-weight-asian="normal" style:font-weight-complex="normal"/>
    </style:style>
    <style:style style:name="T27" style:family="text">
      <style:text-properties fo:language="nb" fo:country="NO" officeooo:rsid="00ac77c9"/>
    </style:style>
    <style:style style:name="T28" style:family="text">
      <style:text-properties fo:language="nb" fo:country="NO" fo:font-weight="bold" officeooo:rsid="00ac77c9"/>
    </style:style>
    <style:style style:name="T29" style:family="text">
      <style:text-properties fo:language="nb" fo:country="NO" fo:font-weight="bold" style:font-weight-asian="bold" style:font-weight-complex="bold"/>
    </style:style>
    <style:style style:name="T30" style:family="text">
      <style:text-properties fo:language="nb" fo:country="NO" fo:font-weight="bold" officeooo:rsid="00a92245" style:font-weight-asian="bold" style:font-weight-complex="bold"/>
    </style:style>
    <style:style style:name="T31" style:family="text">
      <style:text-properties fo:language="nb" fo:country="NO" fo:font-style="italic" fo:font-weight="bold" style:font-style-asian="italic" style:font-weight-asian="bold" style:font-style-complex="italic" style:font-weight-complex="bold"/>
    </style:style>
    <style:style style:name="T32" style:family="text">
      <style:text-properties fo:language="nb" fo:country="NO" fo:font-style="italic" fo:font-weight="bold" officeooo:rsid="00ac77c9" style:font-style-asian="italic" style:font-weight-asian="bold" style:font-style-complex="italic" style:font-weight-complex="bold"/>
    </style:style>
    <style:style style:name="T33" style:family="text">
      <style:text-properties fo:language="nb" fo:country="NO" fo:font-style="italic" fo:font-weight="normal" style:font-style-asian="italic" style:font-weight-asian="normal" style:font-style-complex="italic" style:font-weight-complex="normal"/>
    </style:style>
    <style:style style:name="T34" style:family="text">
      <style:text-properties fo:language="nb" fo:country="NO" fo:font-style="italic" fo:font-weight="normal" officeooo:rsid="00b33257" style:font-style-asian="italic" style:font-weight-asian="normal" style:font-style-complex="italic" style:font-weight-complex="normal"/>
    </style:style>
    <style:style style:name="T35" style:family="text">
      <style:text-properties fo:language="nb" fo:country="NO" fo:font-style="italic" fo:font-weight="normal" officeooo:rsid="00abbb21" style:font-style-asian="italic" style:font-weight-asian="normal" style:font-style-complex="italic" style:font-weight-complex="normal"/>
    </style:style>
    <style:style style:name="T36" style:family="text">
      <style:text-properties fo:language="nb" fo:country="NO" officeooo:rsid="00b22d71"/>
    </style:style>
    <style:style style:name="T37" style:family="text">
      <style:text-properties fo:language="nb" fo:country="NO" officeooo:rsid="00ab0765"/>
    </style:style>
    <style:style style:name="T38" style:family="text">
      <style:text-properties fo:language="nb" fo:country="NO" officeooo:rsid="00044490"/>
    </style:style>
    <style:style style:name="T39" style:family="text">
      <style:text-properties fo:language="nb" fo:country="NO" officeooo:rsid="0004d021"/>
    </style:style>
    <style:style style:name="T40" style:family="text">
      <style:text-properties fo:language="nb" fo:country="NO" officeooo:rsid="000a2d05"/>
    </style:style>
    <style:style style:name="T41" style:family="text">
      <style:text-properties fo:font-weight="bold" style:font-weight-asian="bold" style:font-weight-complex="bold"/>
    </style:style>
    <style:style style:name="T42" style:family="text">
      <style:text-properties officeooo:rsid="00b73fc4"/>
    </style:style>
    <style:style style:name="T43" style:family="text">
      <style:text-properties fo:font-style="italic" style:font-style-asian="italic" style:font-style-complex="italic"/>
    </style:style>
    <style:style style:name="T44" style:family="text">
      <style:text-properties fo:color="#252525"/>
    </style:style>
    <style:style style:name="T45" style:family="text">
      <style:text-properties fo:color="#252525" officeooo:rsid="00b73fc4"/>
    </style:style>
    <style:style style:name="T46" style:family="text">
      <style:text-properties officeooo:rsid="00afdd5e"/>
    </style:style>
    <style:style style:name="T47" style:family="text">
      <style:text-properties fo:font-weight="normal" officeooo:rsid="00ac77c9"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 text:name="_Toc333304538"/><text:span text:style-name="Strong_20_Emphasis"><text:span text:style-name="T4">Agencing Edtech</text:span></text:span></text:h>
      <text:p text:style-name="P10"><text:span text:style-name="Strong_20_Emphasis"><text:span text:style-name="T3"/></text:span></text:p>
      <text:p text:style-name="P10"><text:span text:style-name="Strong_20_Emphasis"><text:span text:style-name="T3">Nye UDIR er en sammenslåing sammen med senter for IKT i utdanning.</text:span></text:span></text:p>
      <text:p text:style-name="P10"><text:span text:style-name="Strong_20_Emphasis"><text:span text:style-name="T3">Komiteen har holdt på siden 2012</text:span></text:span></text:p>
      <text:p text:style-name="P10"><text:span text:style-name="Strong_20_Emphasis"><text:span text:style-name="T3">Eva forklarer hvordan hun prøver å inneha rollen som komiteeleder. Håvard forklarer hvordan han gjetter på hva 'dere ønsker'. Medlemer stemmer i den norske runden og han stemmer i det internasjonale. </text:span></text:span></text:p>
      <text:p text:style-name="P10"><text:span text:style-name="Strong_20_Emphasis"><text:span text:style-name="T3">Snakker om måter å jobbe på i standard norge som sørger for en minimum konsensus. Det finnes mekanismer hvis dette hadde vært som i ISO standardiseringen innen telekom for 15 år siden da standarder kunne avgjøre markedsfordeler, men det er ikke et problem her. </text:span></text:span></text:p>
      <text:h text:style-name="P14" text:outline-level="2"><text:span text:style-name="Strong_20_Emphasis"><text:span text:style-name="T2">Politikeren</text:span></text:span></text:h>
      <text:p text:style-name="P5">En post settes av til et fond til IKT i skolen. 50mil tror jeg. Kr80 per hode. Skal matches av skoleeier, så det blir kr160 per hode. Det er jo en slags begynnelse. Skal alle kommuner få litt penger hver eller skal budsjett instillingene gjøres med mer sofistikert politisk teknkologi i bunn? Uten videre krav til disse pengene kunne gå til veier uten at staten har noe de skulle ha sagt. Må få inn digitale vertkøy for å få ut den verdien som ligger der. Snakker om Thomas Nordal som for eksempel snart kommer med en rapport om spesialpedagogiske resurser. *Igjennom diskusjon om standarder for eierskap og *personlig-mobil data*, så viser det seg at denne standardiseringen gjelder disabislity. </text:p>
      <text:p text:style-name="P5">Den desentraliserte modellen i kommuner og fylkeskommuner er utfordrende for utrulling av feide. Det er løst: skal man delta i nasjonale prøver må man ha feide-pålogging. Vanskelig for høyre å overstride lokal-demokratiet men <text:span text:style-name="T41">løsningen er å stille kvalitetskrav. </text:span>Men hva med utfordringene i (innføring av) neste generasjon? I minfeide.no innlogging ser man en rating av produkter du bruker og ikke bruker. Dette vil bety at også små kommuner vil kunne benytte seg av kunnskap blant de kommunene med mer ekspertise in-house.</text:p>
      <text:p text:style-name="P5"><text:soft-page-break/>Setter krav til bruk av middler: <text:s/>Alle verktøy skal være platform uavhengi, være universielle, ha feide pålogging for utveksling av data. Minfeide konseptet skal videreutvikles, istedenfor BSundervisning som er eid av fylker og kommunene. </text:p>
      <text:p text:style-name="P4">“<text:bookmark text:name="page-title"/>Min Feide gir en oversikt over hvilke tjenester (digitale læremidler, administrative systemer, digitale verktøy etc.) som i dag finnes tilgjengelig med Feide-innlogging for Skole-Norge. I tillegg finnes detaljert informasjon om den enkelte tjeneste, f.eks. hvilken målgruppe, fag og trinn den egner seg for. Innloggede brukere kan i tillegg se hvilke tjenester som er tilgjengelige for dem via deres skoleeier og selv favorittmerke ofte brukte tjenester. På den måten kan Min Feide fungere som en inngang til digitale tjenester i skolen. Informasjonen om den enkelte tjeneste vedlikeholdes av tjenesteleverandøren, og Min Feide har ikke noe redaksjonelt ansvar for disse opplysningene” <text:span text:style-name="T42">(https://minfeide.no/om-min-feide)</text:span></text:p>
      <text:p text:style-name="P5"><text:span text:style-name="T43">“BS Undervisning er Norges største leverandør av trykte og digitale læremidler. Våre kunder er norske kommuner og fylkeskommuner, herunder barnehager, grunn- og videregående skoler, skolebibliotek, etater og øvrige institusjoner. Vår jobb er å gi våre kunder god og oversiktlig informasjon over hva som er tilgjengelig på læremiddelmarkedet, slik at det blir enklere å orientere seg og ta riktige valg. I nettbutikken vår vil man til enhver tid finne det bredeste utvalget av trykte og digitale læremidler beregnet på skole og utdanning, fra alle norske forlag og andre leverandører.” </text:span><text:span text:style-name="T42">(</text:span>https://settdagene.com/exhibitor/bs-undervisning-as/<text:span text:style-name="T42">)</text:span></text:p>
      <text:p text:style-name="P5">Vil fasilitere produkter i verdenskvalitet og skala igjennom Norges komparative fortrinn; både igjennom utdanningspolitikk og næringspolitikk. Ønsker at leverandører skal utfordre de tendensene vi har sett; i NDLA. NDLA har hindret utviklingen av et marked på VGS. Regjeringen er redd for at markedet skal elimineres. Loven sier at det er kommunene som har ansvar. Den europeiske domstolen har grepet inn i konkuransen. Hvordan hente ut verdien i de 600 milionene som er lagt inn i NDLA, ut ‘åpent’ i markedet. Eierene av NDLA (fylkene) begynner å stille spørsmål til dens grunnlag. </text:p>
      <text:p text:style-name="P4">“Nasjonal digital læringsarena (NDLA) er et interfylkeskommunalt samarbeid som tilbyr fritt tilgjengelige åpne digitale læringsressurser for videregående opplæring... NDLA ble etablert som prosjekt i 2007 og lanserte de første læringsressursene skoleåret 2008 – 2009. Ved <text:span text:style-name="T44">skolestart høsten 2015 er det tilgjengelig læremidler for nærmere 50 læreplaner i videregående opplæring. </text:span><text:span text:style-name="T45">V</text:span>interen 2016 har vi nærmere 300 000 brukersesjoner ukentlig. Det <text:soft-page-break/>langsiktige målet er at NDLA skal kunne tilby komplette læremidler i alle fag i videregående opplæring.” <text:span text:style-name="T42">(https://om.ndla.no/rapporter/)</text:span></text:p>
      <text:p text:style-name="P5"/>
      <text:h text:style-name="P15" text:outline-level="2">Verdikjeden</text:h>
      <text:p text:style-name="P5">Gyldendal - Kristine</text:p>
      <text:p text:style-name="P5">Dette er et forsøk på å løfte diskusjonen til et overordnet nivå, selv om hun er en 'aktør og ikke nøytral'. Har tegnet en verdikjede for noen år siden som ble brukt til å se på hva som bør konkurranseutsettes og hva som bør taes hånd om av det offentlige. Dette er re-aktualisert. </text:p>
      <text:p text:style-name="P9">*Eva sier at istedenfor offentlig kan dette forståes som standardisering.</text:p>
      <text:p text:style-name="P5">Verdikjeden: publisering digitale læremidler, synliggjøring (offentlig), kjøp, autorisasjon, administrere, autentisering (offentlig), digitalt læringsmiljø. </text:p>
      <text:p text:style-name="P5">-Publisering: læreplanen som utgangspunk. Behøver konkuranse også i teknologileddet.</text:p>
      <text:p text:style-name="P5">-Synliggjøring bør være offentlig da det bør være en kvalitetssikring og oversikt. Som i den 'digitale skolesekken'. Det er et bredt tilbud av læremidler som er uoversiktlig (behov for offentlig inngrep).</text:p>
      <text:p text:style-name="P5">-kjøp: noe fungerer ikke og bør utbedres som i bærum. Vanskelig å holde oversikt over hva som kjøpes (sånn som apper). Kommentar: ting som kjøpes utenfor rammeavtalen mister man oversikt over. Kjøpes direkte, litt her og der. Et nytt landskap. Kommentar: etter GDPR lager alle sine egne databehandleravtaler som ie. oppbevaring av data. Risiko- og sårbarhetsanalyse finnes det ikke kompetanse å gjøre hos kommunene og det er behov for sertifisering. Brian stusser derfor over at dette ikke er offentlig. </text:p>
      <text:p text:style-name="P5">-Autorisasjon: må ligge på leverandørsiden. Spiller på forretnings- og prismodeller.</text:p>
      <text:p text:style-name="P5">-Administrere: Det kan være konkurranse i å skape oversikt (statistikk) over kvalitet og økonomi.</text:p>
      <text:p text:style-name="P5">-Autentisering: håndteres av dataporten</text:p>
      <text:p text:style-name="P5"><text:soft-page-break/>-Digitalt læringsmiljø: Der eleven jobber. Teknologiløsning: hos gyldendal eller i office 365. Viktig å ikke blande kjøp og pedagogisk bruk. Kommentar: her kommer det også aktivitetsdata som må standardiseres. Kommentar: skiller seg teknologisk fra hverandre. Bøker kan standardiseres, men ikke apper og spill. Kommentar: har på måte to ting, der eleven faktisk jobber og der hen ser hva å gjøre videre. Eva: det finnes mange standarder i denne bulken. </text:p>
      <text:p text:style-name="P5">Diskusjon:</text:p>
      <text:p text:style-name="P5">-målet om en sømløs overgang mellom læremidler står i motsettning til ønsket til leverandører om å skape egne platformer. Kommentar: det finnes leverandører som forsøker å løse dette. Kommentar: mangelen på den helhetlige tankegangen går utover elever med funksjonshemninger.</text:p>
      <text:p text:style-name="P5">-Utvekslingsformatet kan være nyttig å videreutvikle. Kommentar: PIFU som la grunnlag for Feide var basert på IMS, men IMS har videreutviklet dette innen Oneroster osv. Også badges kommer inn her. Feide gjør likevel det meste av det den største standarden, IMS LTI (learning tool interoperability), gjør. Eva: vi har laget en metadata-standard med en API, som kan brukes på tvers av leverandørene sine platformer. </text:p>
      <text:p text:style-name="P5">-Skoleeiere er også interessert i å åpne opp for internasjonale standarder og internasjonale leverandører. </text:p>
      <text:h text:style-name="P19" text:outline-level="2">Kvalitet og målstyring</text:h>
      <text:p text:style-name="P8">I samme periode som KL06 ble vedtatt var også UDIR skapt som en form for kvalitetssikring; åpen koordinasjon. Var tett tilknyttet forestilinger om internettets åpenhet og natur. Målstyringen handlet om å skape en ny regnsskapssystem som baserte seg på kunnskapsorientert arbeid. </text:p>
      <text:p text:style-name="Brodtekst"><text:span text:style-name="Strong_20_Emphasis"><text:span text:style-name="T5">N</text:span></text:span><text:span text:style-name="Strong_20_Emphasis"><text:span text:style-name="T3">orsk </text:span></text:span><text:span text:style-name="Strong_20_Emphasis"><text:span text:style-name="T29">standard</text:span></text:span><text:span text:style-name="Strong_20_Emphasis"><text:span text:style-name="T3"> for metadata for læringsressurser. </text:span></text:span><text:span text:style-name="Strong_20_Emphasis"><text:span text:style-name="T25">Standardisering er en hybrid form for styring mellom det offentlige og det private. Etter å ha sluttet med et pensum fremstår prinsippene om hva elevene skal lære som relativt a-politiske.</text:span></text:span></text:p>
      <text:p text:style-name="P13"><text:span text:style-name="Strong_20_Emphasis"><text:span text:style-name="T26">For eksempe, </text:span></text:span><text:span text:style-name="Strong_20_Emphasis"><text:span text:style-name="T3">I høringsrunden ble det henvist til FEIDE sin inn-logging og prinsippet om dataminimalitet. FEIDE beskytter 'navn' og legger ansvar </text:span></text:span><text:span text:style-name="Strong_20_Emphasis"><text:span text:style-name="T26">for å finne og tilpasse middler</text:span></text:span><text:span text:style-name="Strong_20_Emphasis"><text:span text:style-name="T3"> eksklusivt over på skoleeier.</text:span></text:span></text:p>
      <text:h text:style-name="P23" text:outline-level="3"><text:span text:style-name="Strong_20_Emphasis"><text:span text:style-name="T22">F</text:span></text:span><text:span text:style-name="Strong_20_Emphasis"><text:span text:style-name="T3">agfornyelsen</text:span></text:span><text:span text:style-name="Strong_20_Emphasis"><text:span text:style-name="T22">s påvirkning på</text:span></text:span><text:span text:style-name="Strong_20_Emphasis"><text:span text:style-name="T3"> "</text:span></text:span><text:span text:style-name="Strong_20_Emphasis"><text:span text:style-name="T29">metadata for læringsressurser</text:span></text:span><text:span text:style-name="Strong_20_Emphasis"><text:span text:style-name="T3">" (</text:span></text:span><text:span text:style-name="Strong_20_Emphasis"><text:span text:style-name="T22">og </text:span></text:span><text:span text:style-name="Strong_20_Emphasis"><text:span text:style-name="T3">arbeidet med læringsanalyse?</text:span></text:span><text:span text:style-name="Strong_20_Emphasis"><text:span text:style-name="T22">)</text:span></text:span><text:span text:style-name="Strong_20_Emphasis"><text:span text:style-name="T3"> et litt blury blikk i glasskula</text:span></text:span></text:h>
      <text:p text:style-name="P13"><text:span text:style-name="Strong_20_Emphasis"><text:span text:style-name="T3">TV2 kommenterer på bildet av bøker som sirkulerer rundt verden på bildet. Dette er forsiden til stortingets melding. Det kommenteres på at disse bøkene egentlig ikke finnes. Eva sier det i alle fall er snakk om pdf. </text:span></text:span></text:p>
      <text:p text:style-name="P13"><text:span text:style-name="Strong_20_Emphasis"><text:span text:style-name="T3">I 2017 startet prossessen som skal vare til 2019. De nye lærelplanane i fagfornyelsen taes da i bruk i 2020. i denne fasen gjøres det en priorietring av fagenes innhold: har vært kritisert for at det har vært </text:span></text:span><text:span text:style-name="Strong_20_Emphasis"><text:span text:style-name="T31">vanskelig å få tak i innholdet</text:span></text:span><text:span text:style-name="Strong_20_Emphasis"><text:span text:style-name="T3"> i læringsplanene. Noen nikker. </text:span></text:span><text:span text:style-name="Strong_20_Emphasis"><text:span text:style-name="T11">*Målstyring som ekskluderte innholdet. </text:span></text:span></text:p>
      <text:p text:style-name="P13"><text:span text:style-name="Strong_20_Emphasis"><text:span text:style-name="T3">De nye elementene utvikles på fagenes på premisser. Det samme gjelder innføringen av tverfaglige tema - ligner på grunnleggende ferdigheter. Utvikler også de grunnleggende ferdighetene. </text:span></text:span></text:p>
      <text:p text:style-name="P13"><text:span text:style-name="Strong_20_Emphasis"><text:span text:style-name="T3">I 2018 starter lærerplansgruppene, som skal til høring i 2019. I løpet av 2019 skal det komme støtteresurser. «Knapp tid? Ja det er det. Blir ikke arbeidledig. Særig for de som jobber med digitaliseringen.»</text:span></text:span></text:p>
      <text:p text:style-name="P13"><text:soft-page-break/><text:span text:style-name="Strong_20_Emphasis"><text:span text:style-name="T3">Hva blir nytt? <text:s/>-Hele poenget er at det skal bli mer relevant innhold og sammenheng. Viser et bilde av en hjerne bygget opp av nettverk - tråder og noder. </text:span></text:span></text:p>
      <text:p text:style-name="P13"><text:span text:style-name="Strong_20_Emphasis"><text:span text:style-name="T3">Progresjon (elevenes LÆRING) skal bli tydligere. </text:span></text:span></text:p>
      <text:p text:style-name="P13"><text:span text:style-name="Strong_20_Emphasis"><text:span text:style-name="T3">&gt; hva er det egentlig. Gjenntar argumentene fra forskningne vist i videon jeg så tidligere. Dette med at elevene ser etter mønstre og underliggende prinsipper forklares utifra nye sammenhenger - kalles spesifikt en nettverkstankegang - action theory. </text:span></text:span></text:p>
      <text:p text:style-name="P13"><text:span text:style-name="Strong_20_Emphasis"><text:span text:style-name="T3">'Kunnskap blir til igjennom dialog'. Dette knyttes til refleksjon, men man </text:span></text:span><text:span text:style-name="Strong_20_Emphasis"><text:span text:style-name="T29">bees også om å tenke på APIer og hvordan de fungerer.</text:span></text:span></text:p>
      <text:p text:style-name="P13"><text:span text:style-name="Strong_20_Emphasis"><text:span text:style-name="T3">Den nye kompetansedefinisjonen: Hvordan skal man digitalisere denne. En vanvittig utfordring. </text:span></text:span></text:p>
      <text:p text:style-name="P13"><text:span text:style-name="Strong_20_Emphasis"><text:span text:style-name="T3">Mulige nye elementer i Grep. Ting som handler om innhold (holder plass til kontekst-element fra KS). Ting som viser progresjon (viktig). Vi har verb, adjektiv og kontekst (subject) som beskriver dette, men vi mangler noe. </text:span></text:span></text:p>
      <text:p text:style-name="P13"><text:span text:style-name="Strong_20_Emphasis"><text:span text:style-name="T3">Hva er kjerneelementer? Bilde av noen som graver ut frø fra et eple (newton big data industriell form). Hvor skal vi putte skuddene i sarajevo for eksempel? Kjerneelementer er big ideas.</text:span></text:span></text:p>
      <text:p text:style-name="P13"><text:span text:style-name="Strong_20_Emphasis"><text:span text:style-name="T3">Tverfaglige tema: Her er verdier vi ønsker å understreke her til lands. Bærekraft, helse..</text:span></text:span></text:p>
      <text:p text:style-name="P13"><text:span text:style-name="Strong_20_Emphasis"><text:span text:style-name="T3">Hvordan skal vi digitalisere dette?: Viser første skisse til kjerneelemter i kroppsøving (nr2 snart på vei). Hvordan skal det digitaliseres. Bees av Eva å spesifisere hvem han snakker for. Han snakker for Grep. Det de fant var 3 hovedmodeller for hvordan innholdet struktureres.--- se presentasjon.</text:span></text:span></text:p>
      <text:p text:style-name="P13"><text:span text:style-name="Strong_20_Emphasis"><text:span text:style-name="T3">Hvordan linkes ting til? Slå sammen to punkter begrenser muligheten for digitalisering.</text:span></text:span></text:p>
      <text:p text:style-name="P13"><text:span text:style-name="Strong_20_Emphasis"><text:span text:style-name="T3">I mattemodellen bruker man kjerneelemntene som semantisk verdi. </text:span></text:span></text:p>
      <text:p text:style-name="P13"><text:span text:style-name="Strong_20_Emphasis"><text:span text:style-name="T3">Noe kan bli mer krevende 'redaksjonelt å jobbe med'. Dette gjelder et fag, men 'retorikken' som brukes kan være problematisk om det ikke fungerer på tvers av fag. Det å lage mer nettverksaktiv verktøy i arbeidet med det å lage arbeidsplan</text:span></text:span></text:p>
      <text:p text:style-name="P13"><text:soft-page-break/><text:span text:style-name="Strong_20_Emphasis"><text:span text:style-name="T3">Noen må ta ansvar for å disiplinere utformingen.</text:span></text:span></text:p>
      <text:p text:style-name="P13"><text:span text:style-name="Strong_20_Emphasis"><text:span text:style-name="T3">Spørsmål: Hva betyr det å ikke gå i bredden? Hvordan stopper man når man skal 'kode' forskjellige eksempler? Eksempler blir fakta, alle vet det.</text:span></text:span></text:p>
      <text:p text:style-name="P13"><text:span text:style-name="Strong_20_Emphasis"><text:span text:style-name="T3">Are referer til de som driver med det læreplanfaglige, men snakker om prioritering som et arbeid..</text:span></text:span></text:p>
      <text:p text:style-name="P13"><text:span text:style-name="Strong_20_Emphasis"><text:span text:style-name="T3">Spørsmål fra hu i TV2: Så betyr dette at lærerplanen blir mindre? </text:span></text:span></text:p>
      <text:p text:style-name="P13"><text:span text:style-name="Strong_20_Emphasis"><text:span text:style-name="T3">Ja det er mulig, men dette skal ikke arbeides med før neste år. De vet ikke hvordan kjærneelementer kommer inn, men at det skal bli noe annet enn at det blir sånne punkter kan jeg ikke tenke meg. Det at Are sier dette er litt kontroversielt internt, fordi de vil sikre i UDIR. Men Are mener de bør kunne snakke med dette om forlagene.</text:span></text:span></text:p>
      <text:p text:style-name="P13"><text:span text:style-name="Strong_20_Emphasis"><text:span text:style-name="T3">*Det handler kanskje ikke om mengde men plassering.</text:span></text:span></text:p>
      <text:p text:style-name="P13"><text:span text:style-name="Strong_20_Emphasis"><text:span text:style-name="T3">Are snakker om hvordan deres analyse har nå vært veldig løs, men i neste runde vil det gjøres strammere og de forskjellige analysene vil 'date hverandre'. </text:span></text:span></text:p>
      <text:p text:style-name="P13"><text:span text:style-name="Strong_20_Emphasis"><text:span text:style-name="T3">Eva snakker om hvordan Are vil måtte kunne møte intern kontrovers, og sier at ledere må kunne komme å snakke når det skal passe i prosessen. </text:span></text:span></text:p>
      <text:p text:style-name="P13"><text:span text:style-name="Strong_20_Emphasis"><text:span text:style-name="T3">Are er ikke redd for det faglige, da han har støtte fra toppen. </text:span></text:span></text:p>
      <text:p text:style-name="P13"><text:span text:style-name="Strong_20_Emphasis"><text:span text:style-name="T3"/></text:span></text:p>
      <text:p text:style-name="P13"><text:span text:style-name="Strong_20_Emphasis"><text:span text:style-name="T3">Kjerneelementer:</text:span></text:span></text:p>
      <text:p text:style-name="P13"><text:span text:style-name="Strong_20_Emphasis"><text:span text:style-name="T3">I noen fag er det hierarkisk ordnet, men i andre fag mer som nettverk. Tenk dere forskjellen mellom historie og matematikk eller naturfag. Lettere å orde hierarkisk i Matte, mens nettverk i samfunnsfag. </text:span></text:span></text:p>
      <text:p text:style-name="P13"><text:span text:style-name="Strong_20_Emphasis"><text:span text:style-name="T3">-fra salen: 'en nettverksmodell kan også utrykke en hierarkisk modell. Man må velge et språk som gjør at man kan utrykke nettverket.'</text:span></text:span></text:p>
      <text:p text:style-name="P13"><text:span text:style-name="Strong_20_Emphasis"><text:span text:style-name="T3">Progresjon: Dette prioriteres selvfølgelig nå. Men allerede i dag har vi utrykk i kompetansemål: verb, kontekst, kvalitet. </text:span></text:span></text:p>
      <text:p text:style-name="P13"><text:soft-page-break/><text:span text:style-name="Strong_20_Emphasis"><text:span text:style-name="T3">Beskrive er mindre avansert enn vurdere i englesk. Snakk om verb som riktig element.</text:span></text:span></text:p>
      <text:p text:style-name="P13"><text:span text:style-name="Strong_20_Emphasis"><text:span text:style-name="T3">Kontekst: fra det nære til det fjerne.</text:span></text:span></text:p>
      <text:p text:style-name="P13"><text:span text:style-name="Strong_20_Emphasis"><text:span text:style-name="T3">Kvalitet: igjennom adjektiv</text:span></text:span></text:p>
      <text:p text:style-name="P13"><text:span text:style-name="Strong_20_Emphasis"><text:span text:style-name="T3">Kunne vi digitalisert kompetansemålene sånn at det er lettere tilgjengelig? Ja men da må de som skriver det være klar over dette, for å skape konsistens og sammenheng.</text:span></text:span></text:p>
      <text:p text:style-name="P13"><text:span text:style-name="Strong_20_Emphasis"><text:span text:style-name="T3">Som kjerneelementer vil dette i tillegg til å ligge i læreplanen knyttes til de forskjellige adjektivene. </text:span></text:span></text:p>
      <text:p text:style-name="P13"><text:span text:style-name="Strong_20_Emphasis"><text:span text:style-name="T3">Man må noen ganger skyte med stor kaliber for å treffe: Kompetansemålene er vage, også kritikk. Man ønsker også finere kaliber for å treffe. For å kunne finne sammenhengen mellom elementre for at de kan jobbe sammen</text:span></text:span></text:p>
      <text:p text:style-name="P13"><text:span text:style-name="Strong_20_Emphasis"><text:span text:style-name="T3">*gov. tar stand til utbyggingen av nettverkene.</text:span></text:span></text:p>
      <text:p text:style-name="P13"><text:span text:style-name="Strong_20_Emphasis"><text:span text:style-name="T3">Det er ikke sånn i dag at det som skal henge sammen gjør det i det digitale. Har ikke en gang tenkt på å digitalisere hovedformålet i opplæringsloven.</text:span></text:span></text:p>
      <text:p text:style-name="P13"><text:span text:style-name="Strong_20_Emphasis"><text:span text:style-name="T3">Bruker ideen om prisme til å forklare hvordan noe kan gjøres fargerikt: Da må det digitaliseres dypt nok ned. </text:span></text:span></text:p>
      <text:p text:style-name="P13"><text:span text:style-name="Strong_20_Emphasis"><text:span text:style-name="T3">-Spørsmål: hvor mye tåler målene å bli dekonstruert? Det er ikke som lovverket.</text:span></text:span></text:p>
      <text:p text:style-name="P13"><text:span text:style-name="Strong_20_Emphasis"><text:span text:style-name="T3">Et kompetansemål i fremtiden har hint om innhold, men har fokus på verbene om komptense. Da er det 'pekere' til innhold som er viktig.</text:span></text:span></text:p>
      <text:p text:style-name="P13"><text:span text:style-name="Strong_20_Emphasis"><text:span text:style-name="T3">Standardisering, opp i alt dette: Trenger vi en "fagfornyet" revisjon av standardene for metadata? Nei. Hovedprinsippet et at man har en URL og peker på den. At URLen er fast. Trenger ikke 'tagge' et kompetansemål igjennom en stor utarbeiding av all metadataen (LOM elementer). </text:span></text:span></text:p>
      <text:p text:style-name="P13"><text:span text:style-name="Strong_20_Emphasis"><text:span text:style-name="T3">Land vi sammarbeider med kan vi se til. Australia... Det er interessant å arbeide for en global måte å takke innhold på.</text:span></text:span></text:p>
      <text:p text:style-name="P13"><text:span text:style-name="Strong_20_Emphasis"><text:span text:style-name="T3">Ærlen, som leder arbeidet med ISO tar over.</text:span></text:span></text:p>
      <text:p text:style-name="P13"><text:soft-page-break/><text:span text:style-name="Strong_20_Emphasis"><text:span text:style-name="T3">I noen år har de snakket om måtere å styre henvisningen til elementer i læreplanene i forskjellige land. De har tatt utgangspunkt i Grep modellen. Den inneholder alt direktoratet trenger for å legge opp til semantiske søk og gjøre arbeidet til Are.</text:span></text:span></text:p>
      <text:p text:style-name="P13"><text:span text:style-name="Strong_20_Emphasis"><text:span text:style-name="T3">Målet er å dekke behovet til myndighetene, og de kan da også dekke behovet som skoleeier har. Kan bruke samme modell til å hjelpe lærerene. Får de til det kan man lage en modell som kan følge innhold fra de som skal gjøres neste time til det som ligger i læringsplanen.*finnes alt</text:span></text:span></text:p>
      <text:p text:style-name="P13"><text:span text:style-name="Strong_20_Emphasis"><text:span text:style-name="T3">Et prosjekt starter opp i år og kommer som int. standard i løpet av 2-3 år. Are kommenterer på muligheten for sammarbeid mellom international og nasjonalt arbeid.</text:span></text:span></text:p>
      <text:p text:style-name="P13"><text:span text:style-name="Strong_20_Emphasis"><text:span text:style-name="T3">Forlagene er veldig interessert i dette med tagging. Med de gode raportene som nå kan leveres om ferdigheter etc. er det viktig at dette synliggjøres i forhold til Grep modellen. Det er den eneste muligheten forlagene har. De kan ikke knote utenom. </text:span></text:span></text:p>
      <text:p text:style-name="P13"><text:span text:style-name="Strong_20_Emphasis"><text:span text:style-name="T3">Svar fra Ærlen, kan vise til hvordan tjenester kombineres rundt dig.resurser og læringsplanarbeidet i skolen (Hos UDIR og lokalt). Sånn som hvordan test-resultater vil kunne telle etc. </text:span></text:span></text:p>
      <text:p text:style-name="P13"><text:span text:style-name="Strong_20_Emphasis"><text:span text:style-name="T3">BI kommenterer på verdien av aktivitetsdata for </text:span></text:span><text:span text:style-name="Strong_20_Emphasis"><text:span text:style-name="T29">feedbacken fra høyere utdanning og næringslivet – tokens.</text:span></text:span></text:p>
      <text:p text:style-name="P13"><text:span text:style-name="Strong_20_Emphasis"><text:span text:style-name="T3"/></text:span></text:p>
      <text:p text:style-name="P13"><text:span text:style-name="Strong_20_Emphasis"><text:span text:style-name="T3">Ta noen steg tilbake..</text:span></text:span></text:p>
      <text:p text:style-name="P13"><text:span text:style-name="Strong_20_Emphasis"><text:span text:style-name="T3">Grep er utrykk for en semantisk vending - bruk av sem. tek. Den samme underliggende tek. i arbeidet til UDIR. </text:span></text:span></text:p>
      <text:p text:style-name="P13"><text:span text:style-name="Strong_20_Emphasis"><text:span text:style-name="T3">Viktig å holde fast ved det. Hvilken tek. som støtter dette. At grep har hatt en tjeneste der man kan søke opp. Disse er støttetjenester til dette arbeidet. Og selv om det har vært en kamp å holde dette vedlike så er dette en å samme ting, og det vi snakker om er forskjellige perspektiver på dette. Men med d</text:span></text:span><text:span text:style-name="Strong_20_Emphasis"><text:span text:style-name="T29">et samme underliggende språket kan man hoppe mellom modellene. </text:span></text:span></text:p>
      <text:p text:style-name="P13"><text:soft-page-break/><text:span text:style-name="Strong_20_Emphasis"><text:span text:style-name="T3">Vi må forstå hvordan det som UDIR nå gjør nå utfordrer den underliggende modellen. Det virker som den bare styrker.</text:span></text:span></text:p>
      <text:p text:style-name="P13"><text:span text:style-name="Strong_20_Emphasis"><text:span text:style-name="T3">For at direktoratet ikke skal føle seg truet så må de forstå deres rolle ovenfor digitaliseringen. Dette er den nasjonale diskusjonen. Internasjonalt må en arbeide med interoptimalitet mellom forskjellige korikulum. Det er ikke så viktig å gå så dypt inn i de tvergående elementene, så lenge dette språket kan bruke i den kulturen og den kulturen. Ikke bli for nærgående. Da kan vi la dir. gjøre sitt arbeid.</text:span></text:span></text:p>
      <text:p text:style-name="P13"><text:span text:style-name="Strong_20_Emphasis"><text:span text:style-name="T29">*granuality forhold til industri</text:span></text:span></text:p>
      <text:p text:style-name="P13"><text:span text:style-name="Strong_20_Emphasis"><text:span text:style-name="T3">Are: ja, kan vi lage noen hovedsekker til å bruke i vårt arbeid? Men det forandrer ikke så mye for læringskomiteens standard, men forbreder alle på at det er mye arbeid sammen.</text:span></text:span></text:p>
      <text:p text:style-name="P13"><text:span text:style-name="Strong_20_Emphasis"><text:span text:style-name="T3"/></text:span></text:p>
      <text:p text:style-name="P13"><text:span text:style-name="Strong_20_Emphasis"><text:span text:style-name="T3">Spørsmål: </text:span></text:span></text:p>
      <text:p text:style-name="P13"><text:span text:style-name="Strong_20_Emphasis"><text:span text:style-name="T3">-hvor kommer definisjonen til kompetanse fra, og kompetanse og kunnskap blandes litt nå. Kompetansebegrepet er bygget opp av kunnskap, erfaring og... Er kunnskap og kompetanse likestilt? Vet vi hva vi snakker om? Det er litt forvirrende for de som sitter her å med denne definisjonen. </text:span></text:span></text:p>
      <text:p text:style-name="P13"><text:span text:style-name="Strong_20_Emphasis"><text:span text:style-name="T3">-Ei annen peker til at det at bare verbene avslører verdien av noen sin kunnskap. Progresjon er nøkkel, for mye forskjellig kan ligge i et kompetansemål. Det å 'bruke' et verktøy (kunnskap) i matte, kan spende fra en 3-6. Kan 'brukes' om igjen og om igjen uten å vite noe om hva det brukes til?</text:span></text:span></text:p>
      <text:p text:style-name="P13"><text:span text:style-name="Strong_20_Emphasis"><text:span text:style-name="T3">-Kan vi nå komme med våres ønskedrøm om hvordan kodingen skal se ut i den nye læringsplanen? Det er veldig ambisiøst å skulle lage nye koding og læringsplan på en gang. </text:span></text:span></text:p>
      <text:p text:style-name="P13"><text:span text:style-name="Strong_20_Emphasis"><text:span text:style-name="T3">Eva: forlagenes foretningshemligheter må kunne tre litt frem i lyset i denne høringsprosessen. Dette bør likevel kanskje spilles videre til UDIR. Are kan ikke representere. Han peker på det at de nå peker til koding ut ifra læringsplanen, men bekrefter at læringsplanen ikke kan bli 'finere' kodet enn 'bullet'. Det er en litt opphett stemning.</text:span></text:span></text:p>
      <text:p text:style-name="P13"><text:soft-page-break/><text:span text:style-name="Strong_20_Emphasis"><text:span text:style-name="T3">TV2: Forlagene kan lage den samme boka uansett hvordan reformen ser ut. 97'reformen ga fribrev til å bestemme hvilken punkter en elev skulle kunne (tropper australia og ser på england).</text:span></text:span></text:p>
      <text:p text:style-name="P13"><text:span text:style-name="Strong_20_Emphasis"><text:span text:style-name="T3">-Andre forlag sier også det er mye redaksjonelt arbeid bak den granualiteten som nå brukes. De ønsker dette sentralt ifra. Hvordan mapper kunskapsløftet til de som læres.</text:span></text:span></text:p>
      <text:p text:style-name="P13"><text:span text:style-name="Strong_20_Emphasis"><text:span text:style-name="T3">BI: noen steder er det brukbart å ha mer spesifisjon i forhold til noen situasjoner, sånn som tester. For eksempel når maskiner skal bruke dette i forhold til mennesker.</text:span></text:span></text:p>
      <text:p text:style-name="P13"><text:span text:style-name="Strong_20_Emphasis"><text:span text:style-name="T3">Are kommenterer på vanskeligheten av å arbeide med vurdering i forhold til dybdelæring.</text:span></text:span></text:p>
      <text:h text:style-name="P27" text:outline-level="3"><text:span text:style-name="Strong_20_Emphasis"><text:span text:style-name="T3">Noen spør om de har en modell for hva slags progresjon som kan være forventet blant barna. Conexus kommenterer på at det er deres punkt. </text:span></text:span></text:h>
      <text:h text:style-name="P16" text:outline-level="2"><text:span text:style-name="Strong_20_Emphasis">Arne Lunde: mai 2018 - Forvaltning av utdanningsdata - behov for et økosystem</text:span></text:h>
      <text:h text:style-name="P27" text:outline-level="4"><text:span text:style-name="Strong_20_Emphasis"><text:span text:style-name="T3">Erna Solberg styrer utvalget for digitalisering i skolen.</text:span></text:span></text:h>
      <text:h text:style-name="P27" text:outline-level="4"><text:span text:style-name="Strong_20_Emphasis"><text:span text:style-name="T3">To perspektiver på nytte: datasentrert og brukerperspektivet. Brukere er et viktig begrep. Helsedataprogrammet endte opp med et økosystem konsept for å håndtere kompleksiteten i helsedata. </text:span></text:span></text:h>
      <text:h text:style-name="P27" text:outline-level="4"><text:span text:style-name="Strong_20_Emphasis"><text:span text:style-name="T3">Agenda:</text:span></text:span></text:h>
      <text:h text:style-name="P29" text:outline-level="4"><text:span text:style-name="Strong_20_Emphasis"><text:span text:style-name="T33">Hvilken data har vi</text:span></text:span><text:span text:style-name="Strong_20_Emphasis"><text:span text:style-name="T3"> 1. Får inn stadig mer data igjennom digitalisering, og har effektive og gode måter å samle data. Persondata er vesentlig for sektoren og viktig for de som leverer tjenester. ... Typisk at alle forskjellige data ligger i siloer og systemløsninger løser problemer enkeltvis. Skal se på grensesnitt.</text:span></text:span></text:h>
      <text:h text:style-name="P29" text:outline-level="4"><text:span text:style-name="Strong_20_Emphasis"><text:span text:style-name="T33">Hvordan er de verdifulle og viktige</text:span></text:span><text:span text:style-name="Strong_20_Emphasis"><text:span text:style-name="T3"> 2. KI vil ha disruptiv virking både i skole og i næringen. </text:span></text:span></text:h>
      <text:p text:style-name="Brodtekst"><text:span text:style-name="Strong_20_Emphasis"><text:span text:style-name="T33">Utfordringer knyttet til informasjonsforvaltning </text:span></text:span><text:span text:style-name="Strong_20_Emphasis"><text:span text:style-name="T3">3. Har en metadata utfordring; viktig for søk og sammensetting, samt beskrivelsen av virkeligheten. Spørsmål; er du sikker? Om man skal ha et kodeverk i utdanning er det viktig. Morgen: om man har lite data i et klasserom behøver man standarder for å kunne dele og få tilgang. Thorvald: det finnes ikke krav til tilpassning og LA. Eva: det er en NOU som ser på dette? Søkbar for hvem og i hvilken tilfeller. Tore: utdanningsdata er alt for løst og vi kan snakke om alt. Å snakke om næringsutvikling er nesten urelevant. Bærum: å se på en borger på tvers av tjenester i kommunen er nyttig om vi skal forutsi for eksempel om noen behøver spesialundervisning når de eldre. Utdanningsdata (feks.DBH) er ikke åpne. I forhold til forskning er dette for eksempel viktig. Å komble persondata er en utfordring.</text:span></text:span></text:p>
      <text:h text:style-name="P29" text:outline-level="4"><text:span text:style-name="Strong_20_Emphasis"><text:span text:style-name="T33">hva et økosystem for data </text:span></text:span><text:span text:style-name="Strong_20_Emphasis"><text:span text:style-name="T3">4. ..summen av plattformer. utvikling i rettning av kompleksitet **UX fokus er et resultat av konteinerisering** Metadata er nødvendig for dette. Har mye sammarbeid med SSB. De har fått ansvar for å tilrettelegge for å tilgjengeliggjøre data i høyere utdanning. Mikrodata som er bygget opp langs et økosystemtankegang. </text:span></text:span></text:h>
      <text:h text:style-name="P29" text:outline-level="4"><text:soft-page-break/><text:span text:style-name="Strong_20_Emphasis"><text:span text:style-name="T33">eksempler fra helsesektoren </text:span></text:span><text:span text:style-name="Strong_20_Emphasis"><text:span text:style-name="T3">5.I dag tar det mellom 1 og 1.5 år å få tilgang til sensitive helsedata som er lagret på tvers av nesten 200 helsedata applikasjoner. Hovedformålet med en analyseplatform er tilgjengeliggjøring og søkbarhet innen data; for forskere men også forvaltning. Å kunne lage statistikk.. Også viktig for næringutvikling. Analyseplatformen henter inn data etter behovm. Man slipper å ha en helsedataplatform der alt er tilgjengelig, eller hvor alt må leveres ut (en tilgang som er tilstede selv når den ikke 'brukes'). Brukeren konstrueres i relasjon til et sånn system, der ikke alt bare kobles til en bruker ukritisk. Tore: en sånn løsning var anbefalt av NOU (punkt 7.2.3. - betrodd datavarehus) inntil man greide å håndtere personvern. "Det offentlige" måtte gå inn å skape noe som kunne fungere. Morten: om det blir en flaskehals blir det problematisk. Arne Lunde: tilgjengeliggjøring gjøres stegvis. Eva: analyseplatform kan være et alternativt (tillegg) til de som ikke ønsker eller har kompetanse til å drive analyse lokalt. Morten: om man skal ha et senter i norge kan det bli bra, men det skjer et skaleringsproblem. Arne: KI vil kunne gjøre mye. Morten: om kommersielle aktører kommer sist i rekka så kan de ikke gjøre det de kan. Da blir dette en flaskehals. Tore: Når canvas innføres ved de et av de største universiteten i landet så er det ingen motivasjon til å begynne å analysere den dataen som finnes. Arne: om ingen ting skjer så kommer utlanske aktører til å ha en veldig disruptiv effekt. Dette er en fare!</text:span></text:span></text:h>
      <text:h text:style-name="P29" text:outline-level="4"><text:span text:style-name="Strong_20_Emphasis"><text:span text:style-name="T33">mulighetene innen utdanning </text:span></text:span><text:span text:style-name="Strong_20_Emphasis"><text:span text:style-name="T3">6. Åpnedata er ønsket for å ta nytte av den dataen som finnes. Åpen data betyr at det som kan være åpent skal være åpent. Leif: hvordan overlapper dette med GDPR? Det er mye snakk om sekundærdata. Når det benyttes av bedrifter blir data både sekundær (anonym) og naturressurs. Dette snakkes ikke så mye om her (forum). Tore sier at dette er et urkommunistisk syn på bruk av naturresurser. Jaron Lanjer: who owns the future.</text:span></text:span></text:h>
      <text:p text:style-name="_34_DUO_5f_Overskrift"><text:span text:style-name="Strong_20_Emphasis">Anbefalte standarder: Learning analytics interoperability. To standarder:</text:span></text:p>
      <text:h text:style-name="P27" text:outline-level="4"><text:span text:style-name="Strong_20_Emphasis"><text:span text:style-name="T3">-hvor skal aktivitetsdata rapportere</text:span></text:span></text:h>
      <text:h text:style-name="P27" text:outline-level="5"><text:span text:style-name="Strong_20_Emphasis"><text:span text:style-name="T3">-lærer trenger å vite hva eleven gjør, men leverandør og skoleeier trenger ikke vite hva det er lise og eirik har gjort. Det kan være en small data og en big data del, der identitet kan deles med en gruppe, klasse, trinn osv. i den ene og fjerne indikatoren. Om indikatorer randomiseres fra gang til gang blir det vanskelig å følge en 'ident', men samtidig gi forlagene. Om en lærer skal få samlet oversikt over de digitale aktivitetene i dag må den logge inn på kikora osv. Den analysen som gjøres i small data er man avhengi av å koble oppgaver mot metadata i læringsmålene osv. </text:span></text:span></text:h>
      <text:h text:style-name="P32" text:outline-level="5"><text:span text:style-name="Strong_20_Emphasis"><text:span text:style-name="T1">FINTprosjektet: modell + API = FINT av Frode Sjovatsen</text:span></text:span></text:h>
      <text:p text:style-name="P12"><text:span text:style-name="Strong_20_Emphasis"><text:span text:style-name="T6">Driver med digitalisering og effektivisering i offentlig sektor. </text:span></text:span><text:span text:style-name="Strong_20_Emphasis"><text:span text:style-name="T27">FINT ( </text:span></text:span><text:span text:style-name="Strong_20_Emphasis"><text:span text:style-name="T28">F</text:span></text:span><text:span text:style-name="Strong_20_Emphasis"><text:span text:style-name="T6">elles</text:span></text:span><text:span text:style-name="Strong_20_Emphasis"><text:span text:style-name="T27">  </text:span></text:span><text:span text:style-name="Strong_20_Emphasis"><text:span text:style-name="T6">Fylkeskommunale</text:span></text:span><text:span text:style-name="Strong_20_Emphasis"><text:span text:style-name="T27"> INT</text:span></text:span><text:span text:style-name="Strong_20_Emphasis"><text:span text:style-name="T6">egrasjoner</text:span></text:span><text:span text:style-name="Strong_20_Emphasis"><text:span text:style-name="T27"> ) </text:span></text:span><text:span text:style-name="T1">FINT er et nasjonalt prosjekt som ivaretar alle 19 fylkeskommuner sine behov innen:</text:span></text:p>
      <text:list xml:id="list2887178301" text:style-name="L1">
        <text:list-item>
          <text:p text:style-name="P25">Digitalisering, gjennom etablering av felleskomponenter. </text:p>
        </text:list-item>
        <text:list-item>
          <text:p text:style-name="P25">Standardisering av integrasjoner for fylkeskommunene </text:p>
        </text:list-item>
        <text:list-item>
          <text:p text:style-name="P24">Etablering av felles informasjonsmodell som grunnlag for integrasjonene. </text:p>
        </text:list-item>
      </text:list>
      <text:p text:style-name="P2">Leveransene fra FINT består av en informasjonsmodell og et API for kommunikasjon, som kan legges som grunnlag ved fremtidige kjøp av nye systemer (krav), forbedring av eksisterende tjenester og utvikling av nye tjenester (digitalisering). Det vil gi generelle besparelser og høyere kvalitet, fordi ting gjøres en gang og likt hos alle fylkeskommuner. Bruk av felleskomponenter vil redusere kostnader og forenkle utvikling av fremtidige digitale tjenester. <text:span text:style-name="T46">(https://www.fintprosjektet.no/om-fintprosjektet/)</text:span></text:p>
      <text:p text:style-name="P12"><text:span text:style-name="Strong_20_Emphasis"><text:span text:style-name="T6">Skulle egentlig bare møtes en håndfull ekspetert og finne noen XML standarder, men </text:span></text:span><text:span text:style-name="Strong_20_Emphasis"><text:span text:style-name="T8">d</text:span></text:span><text:span text:style-name="Strong_20_Emphasis"><text:span text:style-name="T6">e så de hadde et kjempe stort vindu til å gjøre noe bra </text:span></text:span><text:span text:style-name="Strong_20_Emphasis"><text:span text:style-name="T8">og ble dratt med i større prosjekter.</text:span></text:span></text:p>
      <text:p text:style-name="P12"><text:span text:style-name="Strong_20_Emphasis"><text:span text:style-name="T6">Den informasjonen som produseres de forskjellige plassene i fylkes-kom og kommuner (sykehus, buss, naturforvaltning, etc.). Økonomi var noe som ikke hadde blitt diskutert, men dette er en stor del av det arbeidet som har blitt gjort av Visma selvfølgelig. FINT er da et sideprosjekt som ser på hvordan å kommunisere info - jobber med mikrosystemer </text:span></text:span><text:span text:style-name="Strong_20_Emphasis"><text:span text:style-name="T8">(kontroversielt)</text:span></text:span><text:span text:style-name="Strong_20_Emphasis"><text:span text:style-name="T6">. Frode sier at som arkitekt så er det viktig at de prøver å utvikle mange små standarder sånn at de kan sette sammen fine løsninger som kan snakkes sammen - neste år kanskje ikke JSON er hot.</text:span></text:span></text:p>
      <text:p text:style-name="P7"><text:span text:style-name="Strong_20_Emphasis"><text:span text:style-name="T47">Laget kontrakter som enact en dynamisk modell der leverandører binder seg til å tilpasse til siste versjon innen 3 mnd. Dette håper de at kan forvaltes av KS som kan standardisere i forhold til forvaltning. </text:span></text:span></text:p>
      <text:h text:style-name="P33" text:outline-level="5"><text:span text:style-name="Strong_20_Emphasis"><text:span text:style-name="T1">PIFU av Torleif</text:span></text:span></text:h>
      <text:p text:style-name="P12"><text:span text:style-name="Strong_20_Emphasis"><text:span text:style-name="T6">PIFU ble laget for å støtte Feide. Feide skaper oppdeling ved å tillate 'avbildninger' lokalt. Ulike aktører går sammen for å profilere, og ekspandere sine definisjon-systemer. Skjer på fylkes-kommune nivå. Parameterutrykk gir tilgang i bulk og har kostnader i form av </text:span></text:span><text:soft-page-break/><text:span text:style-name="Strong_20_Emphasis"><text:span text:style-name="T6">personvern (ikke dynamisk). </text:span></text:span><text:span text:style-name="Strong_20_Emphasis"><text:span text:style-name="T7">T</text:span></text:span><text:span text:style-name="Strong_20_Emphasis"><text:span text:style-name="T6">ung integrasjon på motagersiden når det kommer over to millioner linjer med info. </text:span></text:span></text:p>
      <text:p text:style-name="P12"><text:span text:style-name="Strong_20_Emphasis"><text:span text:style-name="T6">kommentar: Rian påpeker at det er mange muligheter, men at må tenke igjennom hvordan å utvikle sammenhengen mellom bulk-systemre som PIFU og rest-systemer som dataporten som har gruppe-funksjoner etc. underforvaltningen sentralt. </text:span></text:span></text:p>
      <text:p text:style-name="P12"><text:span text:style-name="Strong_20_Emphasis"><text:span text:style-name="T6">Spørmål om man kan utvide PIFU-IMS slik at timeplan-systemer kan tilpasse seg dette. Oneroster ra IMS (tror jeg) er mye mer utdannings-spesifikk. Vurderingsdata er også usikkert hvilken funksjon dette 'bør' ha. Trenger et to-veisystem </text:span></text:span><text:span text:style-name="Strong_20_Emphasis"><text:span text:style-name="T24">(skaper data)</text:span></text:span><text:span text:style-name="Strong_20_Emphasis"><text:span text:style-name="T6">. Kanskje er xAPI bedre til å beskrive aktivitet, for hvem skal standardisere dette?</text:span></text:span></text:p>
      <text:p text:style-name="P12"><text:span text:style-name="Strong_20_Emphasis"><text:span text:style-name="T6">Ole Hanset på IFI (tidligere avd. globale infrastrukturer) skriver mye om standardiseringsaktiviteter. Hvilken standardiseringsprosesser som lykkes og ikke. Kritisk til Standard Norge og den gamle telekommunikasjonsmodellen. Internet moto er 'running code'; ha en 4-5 forskjellige implementasjoner av en standard før det kalles en standard. På IETF (Int.enginering.task.force) møter går man ikke med batches, man er bare enginører.</text:span></text:span></text:p>
      <text:p text:style-name="P12"><text:span text:style-name="Strong_20_Emphasis"><text:span text:style-name="T6">SCIM kommer fra IETF og bygger på en autentifiseringmodell. </text:span></text:span><text:span text:style-name="Strong_20_Emphasis"><text:span text:style-name="T7">I</text:span></text:span><text:span text:style-name="Strong_20_Emphasis"><text:span text:style-name="T6">tslearning bruker denne APIen: brukes i noen timeplan-løsninger.</text:span></text:span></text:p>
      <text:p text:style-name="P7"/>
      <text:h text:style-name="P33" text:outline-level="5"><text:span text:style-name="T1">’Åpen’ koordinasjon </text:span><text:span text:style-name="T39">og kunnskapsproduksjon</text:span></text:h>
      <text:h text:style-name="P33" text:outline-level="5"><text:span text:style-name="Strong_20_Emphasis"><text:span text:style-name="T1">Den internasjonale standardiseringsprosessen</text:span></text:span></text:h>
      <text:p text:style-name="P11"><text:span text:style-name="Strong_20_Emphasis"><text:span text:style-name="T6">Vi har ikke innsyn i internasjonale arbeiddokumenter, men kan spøre Håvard. Det som bestemmes er vi likevel med på å avgjøre, fordi Håvard avgir Norges stemme ut ifra de 'råd' han får fra oss i arbeidsgruppene. Han sier han prøver å få med våres meninger, men stemmer om han må uten noen innspill. Da legger han inn en kommentar i en 'note' hvor han sier om han i.e. tror dette vil bli brukt i Norge om han vil gripe inn. Får ikke mange kommentarer, men de som kommer med konkrete tilbakemeldinger har direkte innflytelse. Tryggler om et par kommentarer fra 1 eller 2, så vi få gjøre bitelitt (vårt fingeravtrykk).</text:span></text:span></text:p>
      <text:h text:style-name="P34" text:outline-level="5"><text:soft-page-break/><text:span text:style-name="Strong_20_Emphasis"><text:span text:style-name="T1">Developing curriculum frameworks - the norwegian and european context - Tore Hoel</text:span></text:span></text:h>
      <text:p text:style-name="P11"><text:span text:style-name="Strong_20_Emphasis"><text:span text:style-name="T6">**Vi sitter på runde bord men Eva tuller med at vi ikke skal arbeide i grupper. <text:s/>Vi enact tekntisk arbeid. Ikke politikk, og vi er 'annerledes' enn skolen. Det er ingen lærere her heller.</text:span></text:span></text:p>
      <text:p text:style-name="P11"><text:span text:style-name="Strong_20_Emphasis"><text:span text:style-name="T6">Norge har vært verdensmestere i standardisering, med GREP prosjektet for 10 år siden. I sverige har de kartlagt og lagt i PDF, men i Norge hoppen man over å begynte å lage lenker. Man måtte gjøre det på en internet måte for å enable. La ulike applikasjoner bruke det samme målet. Nå har det vært stille på denne fronten i noen år, men i forbindelse med KS prosjektet kommer det opp et behov for å se på målstrukturer, fagplaner, læreplaner, pensum.. <text:s/>Sånne strukturer for å kunne knytte </text:span></text:span><text:span text:style-name="Strong_20_Emphasis"><text:span text:style-name="T32">aktiviteter, og ikke bare læremål</text:span></text:span><text:span text:style-name="Strong_20_Emphasis"><text:span text:style-name="T6"> til planen. **Hvorfor står Norge så sterkt? </text:span></text:span><text:span text:style-name="Strong_20_Emphasis"><text:span text:style-name="T12">Hva er </text:span></text:span><text:span text:style-name="Strong_20_Emphasis"><text:span text:style-name="T6">læreplanen sin </text:span></text:span><text:span text:style-name="Strong_20_Emphasis"><text:span text:style-name="T12">(politiske) </text:span></text:span><text:span text:style-name="Strong_20_Emphasis"><text:span text:style-name="T6">rolle?</text:span></text:span></text:p>
      <text:p text:style-name="P11"><text:span text:style-name="Strong_20_Emphasis"><text:span text:style-name="T6">I kina kom det opp spørmål fra læreplan standarder fordi man plutselig har oppdaget semantisk tek. Tidligere LOM - en tre struktur. Hadde et seminar i Bejing for å snakke om dette. Dette har de arbeidet med lenge. Det er en sterkt følt ide at man skal lage cross-cutting beskrivelser i fagfornyelsen, og også i bla. i Kina. <text:s/></text:span></text:span><text:span text:style-name="Strong_20_Emphasis"><text:span text:style-name="T12">Man</text:span></text:span><text:span text:style-name="Strong_20_Emphasis"><text:span text:style-name="T6"> trenger en nettverksstandard semantikk, og at alle trestrukturene støtter opp under dette</text:span></text:span></text:p>
      <text:p text:style-name="P20"><text:span text:style-name="Strong_20_Emphasis"><text:span text:style-name="T38">Rafinering og granualitet</text:span></text:span></text:p>
      <text:p text:style-name="P11"><text:span text:style-name="Strong_20_Emphasis"><text:span text:style-name="T12">L</text:span></text:span><text:span text:style-name="Strong_20_Emphasis"><text:span text:style-name="T6">urer på om hva som er for mange spesifikasjoner - må ikke miste det store bildet. Må passe seg for å ikke spore av i diskujoner om definisjoner av kompetanse - drevet med 8 år i standardiserigen. Poenget er at man kan se dette arbeidet fra perspektivene til: education strukture, learning activites, or competence. </text:span></text:span><text:span text:style-name="Strong_20_Emphasis"><text:span text:style-name="T24">(tore)</text:span></text:span></text:p>
      <text:h text:style-name="P34" text:outline-level="5"><text:span text:style-name="Strong_20_Emphasis"><text:span text:style-name="T1">Standardization of curriculum - Håvard</text:span></text:span></text:h>
      <text:p text:style-name="P11"><text:span text:style-name="Strong_20_Emphasis"><text:span text:style-name="T6">Startet dette arbeidet i 2015: så på ontologien i GREP. </text:span></text:span><text:span text:style-name="Strong_20_Emphasis"><text:span text:style-name="T12">H</text:span></text:span><text:span text:style-name="Strong_20_Emphasis"><text:span text:style-name="T6">va er fellestrekk som kan egne seg for int. Standard. Ser på hvilken trekk som kan internasjonaliseres: må være generel for ikke å lage standarder som ikke kan brukes. Trenger en balansegang for hva som er felles globalt og behov på nasjonalt plan.</text:span></text:span></text:p>
      <text:p text:style-name="P11"><text:span text:style-name="Strong_20_Emphasis"><text:span text:style-name="T14">Ekspertene som deltar i den internasjonale standardiseringsprosessen m</text:span></text:span><text:span text:style-name="Strong_20_Emphasis"><text:span text:style-name="T6">å være pragmatisk til organisering og et valgt detaljnivå (flanders: lær det du vil, bare pass på at elevene blir gode </text:span></text:span><text:soft-page-break/><text:span text:style-name="Strong_20_Emphasis"><text:span text:style-name="T6">borgere). Må lage en overordnet ontologi og lage bedre verktøy til å planlegge aktiviter i skolen. «Discuss and agree on the level of "refinement" and subclassing of concepts provided for in the standard.»</text:span></text:span></text:p>
      <text:p text:style-name="P11"><text:span text:style-name="Strong_20_Emphasis"><text:span text:style-name="T6">De som skriver dette har et dokumentperspektiv. De fleste standarder er i PDF. De som lager det trenger å gå til et dataperspektiv. Trenger å møte behovene til data-lesing og menneske-lesing. Det er kulturelle konvensjoner som får et dokument til å fungere. I.e. plasering. Utfordringen er å overføre dette til semantikk. Man kan se på et nr. og gjette at det et tidspunkt. All informsjon som jeg har når jeg leser læreplan må overføres, og de som lager det trenger å vite hvordan å gjøre det. Et eksempel fra kompetansemål oversikt: noen mål kommer fra forskjellige steder i læreplanen. «Usually follows a hierarchical model, with focus on how it is presented, follows human readable conventions.»</text:span></text:span></text:p>
      <text:p text:style-name="P11"><text:span text:style-name="Strong_20_Emphasis"><text:span text:style-name="T6">Should be in a machine readable format. Should provide information about: What type of information/data </text:span></text:span><text:span text:style-name="Strong_20_Emphasis"><text:span text:style-name="T13">and </text:span></text:span><text:span text:style-name="Strong_20_Emphasis"><text:span text:style-name="T6">The value-space of the information/data.</text:span></text:span></text:p>
      <text:p text:style-name="P11"><text:span text:style-name="Strong_20_Emphasis"><text:span text:style-name="T3">WHY IS A CURRICULA STANDARD IMPORTANT? <text:s/>Connects: Learning resources (MLR), Learning Analytics </text:span></text:span><text:span text:style-name="Strong_20_Emphasis"><text:span text:style-name="T13">(</text:span></text:span><text:span text:style-name="Strong_20_Emphasis"><text:span text:style-name="T3">How a resource is used and the actual outcome compared to the intended outcome - performance metrix</text:span></text:span><text:span text:style-name="Strong_20_Emphasis"><text:span text:style-name="T13">). </text:span></text:span><text:span text:style-name="Strong_20_Emphasis"><text:span text:style-name="T3">Knowledge maps of all subject areas: Smart learning </text:span></text:span><text:span text:style-name="Strong_20_Emphasis"><text:span text:style-name="T13">(</text:span></text:span><text:span text:style-name="Strong_20_Emphasis"><text:span text:style-name="T3">How do you know what to learn?</text:span></text:span><text:span text:style-name="Strong_20_Emphasis"><text:span text:style-name="T13">). </text:span></text:span><text:span text:style-name="Strong_20_Emphasis"><text:span text:style-name="T3">Enables new services: Tools could be reused across domains. Knowledge maps: som google går man inn å ser på deres kunnskapsgraf. Ser eksempel fra google sin oppsamlede info: i skolen kan man kanskje se hvilken lærere som har brukt dette målet, eksamensoppgaver, etc. </text:span></text:span></text:p>
      <text:p text:style-name="P11"><text:span text:style-name="Strong_20_Emphasis"><text:span text:style-name="T3">WHO WOULD USE A CURRICULA STANDARD? K12 </text:span></text:span><text:span text:style-name="Strong_20_Emphasis"><text:span text:style-name="T13">(</text:span></text:span><text:span text:style-name="Strong_20_Emphasis"><text:span text:style-name="T3">Where we have our focus, and maybe the most important target group</text:span></text:span><text:span text:style-name="Strong_20_Emphasis"><text:span text:style-name="T13">), </text:span></text:span><text:span text:style-name="Strong_20_Emphasis"><text:span text:style-name="T3">Higher Education, Bachelor/Master/PhD, Professional training (Nurses/Teachers/Police/etc.) Vocational education, Company education, Professional training </text:span></text:span><text:span text:style-name="Strong_20_Emphasis"><text:span text:style-name="T13">(</text:span></text:span><text:span text:style-name="Strong_20_Emphasis"><text:span text:style-name="T3">Airlines, Military, </text:span></text:span><text:span text:style-name="Strong_20_Emphasis"><text:span text:style-name="T13">etc.)</text:span></text:span></text:p>
      <text:p text:style-name="P11"><text:span text:style-name="Strong_20_Emphasis"><text:span text:style-name="T6">Curricula intensions blir nevnt på linje med annet. I kina har de også spesifikasjoner på hvordan dette skal undervises og hva de ønsker fra forlagene. Niveåen deles opp i kortere og kortere tidsintervaler. </text:span></text:span><text:span text:style-name="Strong_20_Emphasis"><text:span text:style-name="T14">Nivåer av rafinerte/detaljerte mål, samt temporale planlegging: Stats</text:span></text:span><text:span text:style-name="Strong_20_Emphasis"><text:span text:style-name="T23">bnivå</text:span></text:span><text:span text:style-name="Strong_20_Emphasis"><text:span text:style-name="T14">, regionalt, skole, </text:span></text:span><text:span text:style-name="Strong_20_Emphasis"><text:span text:style-name="T23">og </text:span></text:span><text:span text:style-name="Strong_20_Emphasis"><text:span text:style-name="T14">lærer. </text:span></text:span><text:span text:style-name="Strong_20_Emphasis"><text:span text:style-name="T6">Det regionale niveået for bruk beskrives som et ressurs administrativt arbeid - må tilpasse til når vi har gymsal. I tillegg har man læreren som kan bruke dette til utrykk i sin portofølje. </text:span></text:span></text:p>
      <text:p text:style-name="P11"><text:soft-page-break/><text:span text:style-name="Strong_20_Emphasis"><text:span text:style-name="T6">GOAL OF CURRICULUM STANDARD -Should be used for developing national curriculum ontologies. -Should be used for developing national curriculum application profiles. China/Norway/Australia/Canada/France and others. Should be used for providing semantic information to curricula documents/information/data. Should support curricula work on all levels. National/Regional/School/Teacher and by Students. Tools and principles for processing curricula information should be reusable among all countries.</text:span></text:span></text:p>
      <text:p text:style-name="P11"><text:span text:style-name="Strong_20_Emphasis"><text:span text:style-name="T14">Må</text:span></text:span><text:span text:style-name="Strong_20_Emphasis"><text:span text:style-name="T6"> beskrive info på alle nivåear </text:span></text:span><text:span text:style-name="Strong_20_Emphasis"><text:span text:style-name="T14">(level agnostic standard), Must support development of curricula ontologies: Enable development of better tools for teachers, and schools, and governments in curricula development and class planning</text:span></text:span><text:span text:style-name="Strong_20_Emphasis"><text:span text:style-name="T6">. Utenfor kommer et bilde av bøker - vi må ikke glemme forlagene, som har behov for informasjon til å møte behov på forskjellige nivåer.</text:span></text:span></text:p>
      <text:p text:style-name="P11"><text:span text:style-name="Strong_20_Emphasis"><text:span text:style-name="T6">Under teacherplaning sier han at lærerene altid har gjort dette og vet hvordan å 'lukke disse målene'. Ideene er at til sommeren så kan du det som er satt som krav. Man overlater til skolen å finne ut av hvordan å møte kravene. Kan si at 'sånn du har planlagt det nå så møter du målene i et fag 80%'. Man kan begynne å kjøre modeller. </text:span></text:span><text:span text:style-name="Strong_20_Emphasis"><text:span text:style-name="T7">Også hvor mange prosesnt av kompetansemålene man ’kan’</text:span></text:span><text:span text:style-name="Strong_20_Emphasis"><text:span text:style-name="T6">. Man må ha diskusjon om dette er ønskelig eller ikke.</text:span></text:span></text:p>
      <text:p text:style-name="P11"><text:span text:style-name="Strong_20_Emphasis"><text:span text:style-name="T6">-------Spørsmål:</text:span></text:span></text:p>
      <text:p text:style-name="P11"><text:span text:style-name="Strong_20_Emphasis"><text:span text:style-name="T6">-Man trenger å kunne beskrive forutsettninger (for kunnskap). Hvordan man vet om eleven har gjort dette? Jo da må man ha mulighet for å koble opp mot evalueringer etc. </text:span></text:span></text:p>
      <text:p text:style-name="P11"><text:span text:style-name="Strong_20_Emphasis"><text:span text:style-name="T6">Spørmål fra forlag: Vi er de som lager tjenester til læreplanen. Vi må være med, for vi måtte opprette en gruppe for å tilpasse oss GREP.</text:span></text:span></text:p>
      <text:p text:style-name="P6"><text:span text:style-name="Strong_20_Emphasis"><text:span text:style-name="T47">Tore: la meg beskrive hvor jeg tror dette kommer til å leve: klarer vi å gjøre samtalen mellom ulike aktører interoperable. Det er lett å ha et sentralt perspektiv - å modelere det som er bestemt - men man skal legge til rette til samtale på forskjellige nivåer *Scaling.</text:span></text:span></text:p>
      <text:h text:style-name="P17" text:outline-level="2"><text:span text:style-name="Strong_20_Emphasis"><text:span text:style-name="T3">Universell utforming</text:span></text:span></text:h>
      <text:p text:style-name="P10"><text:span text:style-name="Strong_20_Emphasis"><text:span text:style-name="T3">Yngvar TV2: Markedsplass for digitale læringsmilder 1-13 trinn. Regjeringen har sparket ut mot NDLA ved å legge stor vekt på behovet for enkelehet for å finne ressurser. I det nye tildelingsbrevet er dette bare en av punktene. </text:span></text:span></text:p>
      <text:p text:style-name="P10"><text:span text:style-name="Strong_20_Emphasis"><text:span text:style-name="T3">Yngvar har vært med på 4-5 misslykkede portaler for læringsressurser. Første gang var skoleportalen, der de ringte rundt til rektorer og fikk de til å bruke det som bulletboard. Ga bort domene til UDIR over en kopp kaffe. Det eneste som har fungert var Salabi som var som et CD-rom på nett. Ingen data, bare som en god bok. Ikke alltid data slår an. Et åpent marked må forståes som gratis læringsmidler. </text:span></text:span></text:p>
      <text:p text:style-name="P10"><text:span text:style-name="Strong_20_Emphasis"><text:span text:style-name="T3">Det siste forsøket var Diglib der mange aktører var med. Tilogmed itslearning og fronter mot slutten. Det var likevel for lite innhold til å systematisere. Det var før smartbok, mens disse er helt uakturelt å legge på nett. </text:span></text:span></text:p>
      <text:p text:style-name="P10"><text:span text:style-name="Strong_20_Emphasis"><text:span text:style-name="T3">Mangel i feide på gruppedata funksjon. Det er rocketscience å sette sammen en gruppe. I danmark kan man se klassens mest leste bøker osv. Men i Norge må man inn i kommuenen sine skoeadministrative systemer. </text:span></text:span></text:p>
      <text:p text:style-name="P10"><text:span text:style-name="Strong_20_Emphasis"><text:span text:style-name="T3">Yngvar velger å tyde åpen og 'tilgjengelig' som universiell utforming. De fleste bøker havner hos en pdf hos trykkeriet i Kina, og statped på redigitalisere disse - kjøpe dem fra trykkeriet i kina - for å gjøre dem tilgjenglig for blinde. *dette må ha noe med at man 'ikke putter digitale bøker på nett'. Dette er å gjøre produktet gratis. De mange forskjellige portalene (8 presentert) må snakke sammen for å oppnå universiell utforming. Når det skal nåes 35 av 61 krav så kan man overføre mange av problemene videre. I sammarbeidet nå så skal bøkene ligge klare i XML. Dette er dyrt og vanskelig, men samfunnsøkonomisk gunstig. </text:span></text:span></text:p>
      <text:p text:style-name="P10"><text:span text:style-name="Strong_20_Emphasis"><text:span text:style-name="T3"/></text:span></text:p>
      <text:p text:style-name="P10"><text:span text:style-name="Strong_20_Emphasis"><text:span text:style-name="T3">Faren med standarder er at alt ser likt/dårlig ut. Man ønsker det omvendte av Orwells univers (men det er faren). Dataporten gjør at man kan finne den enkelte sine behov, og ungå 'the wall': one-size-fits-one (the global public incursive infrastructure). Behøver smarte objekter i smarte miljøer som ser helheten. Materialeplatformen er den danske platformen som det offentlige kan finne på å lage og som ingen elever har lyst å bruke. Derfor kommer det en </text:span></text:span><text:soft-page-break/><text:span text:style-name="Strong_20_Emphasis"><text:span text:style-name="T3">komersiell aktør (clio) i hele norden, bare ikke Norge. *Norge beskyttes*. De største forlagene er ikke velkommen inn i portalen. Yngvar tror derfor på en nasjonal platform. </text:span></text:span></text:p>
      <text:p text:style-name="P10"><text:span text:style-name="Strong_20_Emphasis"><text:span text:style-name="T3">Den gruppe som er størst fan av IKT er de med mest nedsatt funksjonsevne. *ontologisk tilnærming betyr at kunnskap også skal være like sann for de som behøver å lese informasjon (kunnskap) på denne måten*. NAV kom med kritikk av TV2 og ble så ansatt for å kartlegge behovene for navigering. NAV blir en kunnskapsprodusent som har ansvar for hva som er sant. </text:span></text:span></text:p>
      <text:p text:style-name="P10"><text:span text:style-name="Strong_20_Emphasis"><text:span text:style-name="T3">Man burde få dette til i den 'norske infrastrukturen'. IDporten har bruker preferanser og feide har.. </text:span></text:span></text:p>
      <text:p text:style-name="P10"><text:span text:style-name="Strong_20_Emphasis"><text:span text:style-name="T3">Raising the floor leder an initiativet for å overkomme barierer uten å frata leverandørene den kreative friheten.</text:span></text:span></text:p>
      <text:p text:style-name="P10"><text:span text:style-name="Strong_20_Emphasis"><text:span text:style-name="T3">Debatt::</text:span></text:span></text:p>
      <text:p text:style-name="P10"><text:span text:style-name="Strong_20_Emphasis"><text:span text:style-name="T3">Bærum: 60 kommuner går sammen for å klargjøre behov for et økosystem som møter kommunene sine behov. </text:span></text:span></text:p>
      <text:p text:style-name="P10"><text:span text:style-name="Strong_20_Emphasis"><text:span text:style-name="T3">-Læringsmiddel defineres som det som er knyttet til læringsmålene. Dette er viktig å vite når man lager felles innkjøpsordninger blant kommunene.</text:span></text:span></text:p>
      <text:p text:style-name="P10"><text:span text:style-name="Strong_20_Emphasis"><text:span text:style-name="T3">-Svar: læremidler og læringsressurser brukes om hverandre av UDIR, men kommunene er ikke klare for å definere hva som er hva. Dette behøver de innspill på. </text:span></text:span></text:p>
      <text:p text:style-name="P10"><text:span text:style-name="Strong_20_Emphasis"><text:span text:style-name="T3"/></text:span></text:p>
      <text:p text:style-name="P10"><text:span text:style-name="Strong_20_Emphasis"><text:span text:style-name="T3">Yngvar: Erna var der og fortalte om juletradisjoner, som skal oversettes. Mye oppmerksomhet ifra Afganistan i det siste. Handlet om seksuelle grenser. Må enten begrense seg når det i.e. kommer til homofili. Eller så fører vi til demokratisering.. hehe</text:span></text:span></text:p>
      <text:p text:style-name="P10"><text:span text:style-name="Strong_20_Emphasis"><text:span text:style-name="T3">Universiell utforming: Jeg tenkte på ubiquitous learning environment; men dette handler vell så mye om utforming for alle (disabilities).</text:span></text:span></text:p>
      <text:p text:style-name="P10"><text:span text:style-name="Strong_20_Emphasis"><text:span text:style-name="T9">F</text:span></text:span><text:span text:style-name="Strong_20_Emphasis"><text:span text:style-name="T3">ra 2018 er det ikke lov å lage læringsmidler som ikke kan brukes av alle (i.e. lese- og skrivevansker og synsproblemer). Innen 2021 skal alle gamle læremidler og løsninger oppfyle kravene. *biopolitikk bak prinsippet om statens disability concerns (lærer og play).</text:span></text:span></text:p>
      <text:p text:style-name="P10"><text:soft-page-break/><text:span text:style-name="Strong_20_Emphasis"><text:span text:style-name="T3">Tekst, film og alle interaktive objekter må møte standard: 35 av 61 krav må oppfylles. Komplekse spill vil ha enorme problemer med å oppnå disse kravene.. Hvordan skal noen med en arm gjør dette. Dette er ikke så lett som å installere en rampe. Det er ikke bare å legge til funksjoner for i.e. VR. Blinde ønsker ikke å hindre de med downs for å få tilpasset opplegg. Hvis alle skal lage hver sine midler, hva er sjansen for at det finnes en standard for dette? TV2 skole lager 3 forskjellige videor av hver versjon, for blinde og med ekstra navigasjon. Kravene settes nå på alle midler som gies på området. Det gjøres nå et sammarbeid for utforming blant forlag. Forlag sammarbeid fungerer ikke alene. </text:span></text:span></text:p>
      <text:p text:style-name="P10"><text:span text:style-name="Strong_20_Emphasis"><text:span text:style-name="T3">Svar: Int.standard.fyr: skandale er den milleste mulige måten å beskrive denne mangelen på tilgjengelighet. Nå er også lovgivningen på dette borte, og det settes lavere krav for utdanning enn andre. </text:span></text:span></text:p>
      <text:p text:style-name="P10"><text:span text:style-name="Strong_20_Emphasis"><text:span text:style-name="T3">Det må komme inn regler i data-porten. Skreddersydd grensesnitt (API). Snakker til Are.. Har dere tenkt på dette? Kan dere sette standarden på universiell utforming? Are: </text:span></text:span><text:span text:style-name="Strong_20_Emphasis"><text:span text:style-name="T10">D</text:span></text:span><text:span text:style-name="Strong_20_Emphasis"><text:span text:style-name="T3">ette skal fungere som verktøy for lærerene. TV2 spør vel om standarder for kognetiv tilpassning.. dette vet han ikke.. </text:span></text:span></text:p>
      <text:p text:style-name="P10"><text:span text:style-name="Strong_20_Emphasis"><text:span text:style-name="T3">Bariere fri tilgang til teknologi avhenger av hvilken situasjon vi er i. Alle har vi våres. Er det mørkt fungerer det ikke. Dette krever en god beskrivelse av hva resursene gjør iforhold til læringsmålet (repositories), som kan knyttes opp mot læringsstrategies: verdisettingen av alternative resurser. </text:span></text:span></text:p>
      <text:p text:style-name="_34_DUO_5f_Overskrift"><text:span text:style-name="Strong_20_Emphasis">Metadata arbeidsgruppe 22.mars</text:span></text:p>
      <text:p text:style-name="P10"><text:span text:style-name="Strong_20_Emphasis"><text:span text:style-name="T3">Yngvar: Hvilken behov skal løses i metadatastandarden (NS4180) i henhold til universiell utforming?</text:span></text:span></text:p>
      <text:p text:style-name="P10"><text:span text:style-name="Strong_20_Emphasis"><text:span text:style-name="T3">TV2 lager portal som alle andre; ber andre legge ut innhold i APIer som de kan benytte som de vil til fremvisning tilpasset behov. Behov som de utvikler sammen NAV.</text:span></text:span></text:p>
      <text:p text:style-name="P10"><text:span text:style-name="Strong_20_Emphasis"><text:span text:style-name="T3">Ingen bruker de samme videospillerne eller i navigasjonen i de digitale bøkene. Ingen enkel switch mellom forlagene. Oslo bruker en rekke leverandører og får inn en blind person. Dette er en kjempe utforming. Det vanskelig er å bli enige om noe, men ingen har noen sterke meninger om videospillere, hvordan film for eksempel kan starte/stoppe. Personer med forskjellige behov trenger forskjellig utforming. </text:span></text:span></text:p>
      <text:p text:style-name="P10"><text:soft-page-break/><text:span text:style-name="Strong_20_Emphasis"><text:span text:style-name="T3">Det estimeres at 30% får en bedre hverdag av at ting er likere utformet. Innhold i bøker er nå endelig snart digitalt. </text:span></text:span></text:p>
      <text:p text:style-name="P10"><text:span text:style-name="Strong_20_Emphasis"><text:span text:style-name="T3">Hva skjer etter feide? Her ligger det en kjempemulighet til universiell utforimng. </text:span></text:span></text:p>
      <text:p text:style-name="P10"><text:span text:style-name="Strong_20_Emphasis"><text:span text:style-name="T3">Ta film som eksempel:</text:span></text:span></text:p>
      <text:p text:style-name="P10"><text:span text:style-name="Strong_20_Emphasis"><text:span text:style-name="T3">Yngvar mener at standarden krever at 1. filmen kan betjenes med 1, 2 brytere, eller ørestyring. Er filmen tekstet (er latter tekstet). 3. Har filmen captions? </text:span></text:span></text:p>
      <text:p text:style-name="P10"><text:span text:style-name="Strong_20_Emphasis"><text:span text:style-name="T3">-Selv om audio kan automatiseres til tekst med AI må også tekster supplementeres med bilder.</text:span></text:span></text:p>
      <text:p text:style-name="P10"><text:span text:style-name="Strong_20_Emphasis"><text:span text:style-name="T3">-Skal BI også tekste lærere som tar opp en forelesning? I utgangspunktet ja. </text:span></text:span></text:p>
      <text:p text:style-name="P10"><text:span text:style-name="Strong_20_Emphasis"><text:span text:style-name="T3">-Funksjonshemmede er våres største fanskare -og den største kritikkeren.</text:span></text:span></text:p>
      <text:p text:style-name="P10"><text:span text:style-name="Strong_20_Emphasis"><text:span text:style-name="T3">Preferanser styrer både grensesnitt og innhold. Det er ikke lett å kode, men det er en luksus å starte på scratch. Vanskeligere å gjøre når et program først er laget.</text:span></text:span></text:p>
      <text:p text:style-name="P10"><text:span text:style-name="Strong_20_Emphasis"><text:span text:style-name="T3">Tekst og interaktive elementer er enda vanskeligere. Skal man gi opp? Det er nå man har midler tilgjengelig. Neste muligheter i 2035. Hvis man skal pushe noe før jeg dør så er det nå.</text:span></text:span></text:p>
      <text:p text:style-name="P10"><text:span text:style-name="Strong_20_Emphasis"><text:span text:style-name="T3">Etablerte omforente prinsipper, utformet av NAV. For eksempel hva som skal til for å starte/stoppe en video, og disse må dekkes nedover. Det er lett å lage prinsippene, men det er koster å følge dem. Disse prinsippene må bli del av standarden. </text:span></text:span></text:p>
      <text:p text:style-name="P10"><text:span text:style-name="Strong_20_Emphasis"><text:span text:style-name="T3">Diggjobb.no er et pilotprosjekt som alle forlagene kobler seg opp imot for å utarbeide en konsensusbasert uttestning. Men har forlagene egentlig tid til dette før en reform. </text:span></text:span></text:p>
      <text:p text:style-name="P10"><text:span text:style-name="Strong_20_Emphasis"><text:span text:style-name="T3">Eva spør om UDIR bruker dette selv når de former nasjonale prøver etc.? Oslo kommune sier de også kan se på dette i utformingen av prøver. </text:span></text:span></text:p>
      <text:p text:style-name="P10"><text:span text:style-name="Strong_20_Emphasis"><text:span text:style-name="T3">Arne: Putter man dette inn i en standard blir dette et spørsmål om **tilgjengelighet**: disse ressursene møter disse kravene. Dette kodeverket har kanskje ikke resursene selv. Disse mulighetene kan endre seg, så standarden må være så generell at den kan beskrive utvikling.</text:span></text:span></text:p>
      <text:p text:style-name="P10"><text:span text:style-name="Strong_20_Emphasis"><text:span text:style-name="T3">BI: Om man snakker tilgjengelighet eller multimediering er dette det samme. Folk som ikke har handikap kan også ha nytte av flere medieringer samtidig. Man må finne ut hvilken </text:span></text:span><text:soft-page-break/><text:span text:style-name="Strong_20_Emphasis"><text:span text:style-name="T3">medieringer er hensiktsmessig for forskjellige grupper, men man må også ha valgene. -20% av alle klasserom har lese og skrive vansker. - Det finner også nivåer av teksting; ord-for-ord eller promten/stikkord. - Dette må inn i metadataen -.</text:span></text:span></text:p>
      <text:p text:style-name="P10"><text:span text:style-name="Strong_20_Emphasis"><text:span text:style-name="T3">Yngvar: Sight and prove gjør at man kan komme ut av det formelt sett, men gjør ingenting for å løseproblemet. </text:span></text:span></text:p>
      <text:p text:style-name="P10"><text:span text:style-name="Strong_20_Emphasis"><text:span text:style-name="T3">Det koster mye å gjøre dette hver uke **(på nyheter)**</text:span></text:span></text:p>
      <text:p text:style-name="P10"><text:span text:style-name="Strong_20_Emphasis"><text:span text:style-name="T3">BI: skal dette funke så må det finnes en ranking av produkter som innkjøpssystemet vurderer. Standarden må gi et insentiv til produsentene.</text:span></text:span></text:p>
      <text:p text:style-name="P10"><text:span text:style-name="Strong_20_Emphasis"><text:span text:style-name="T3">-Dette alternativt gjøres av et standardisert vokabular. Både statsped og NAV kan være til nytte. </text:span></text:span></text:p>
      <text:p text:style-name="P10"><text:span text:style-name="Strong_20_Emphasis"><text:span text:style-name="T3">Conexus: Standarden er basert på .. og her ligger det allerede en god del interessant. I standarden står det noe om accesability features som kan tagge opp at resursen støttet høy kontrast, eller eller accessability controll. </text:span></text:span></text:p>
      <text:p text:style-name="P10"><text:span text:style-name="Strong_20_Emphasis"><text:span text:style-name="T3">Arne ber Yngvar ta initiativ til å samle noen folk til å presentere noen krav, eller et kontrollert vokabular, til standarder fra NAV el. </text:span></text:span></text:p>
      <text:p text:style-name="P10"><text:span text:style-name="Strong_20_Emphasis"><text:span text:style-name="T3">NS4180 Ta standarden i bruk.</text:span></text:span></text:p>
      <text:p text:style-name="P10"><text:span text:style-name="Strong_20_Emphasis"><text:span text:style-name="T3">a. Skal vi kjøre en suvey? Eksempelvis LRMI. </text:span></text:span></text:p>
      <text:p text:style-name="P10"><text:span text:style-name="Strong_20_Emphasis"><text:span text:style-name="T3">Arne:Det er fortsatt en liten målgruppe å kjøre dette mot. Det er et par forlag som bruker standarden i dag, men er det en god arbeidsmåte?</text:span></text:span></text:p>
      <text:p text:style-name="P10"><text:span text:style-name="Strong_20_Emphasis"><text:span text:style-name="T3">Forrige gang var UH-sektoren diskutert. &gt; I UH-sektoren er det LMS står for tur. De store aktørene har sine egne systemer, og i hvilken grad er de villige til å tilpasse seg denne? Vil leverandørene av blackboard eller canvars gå over fra egne standarder til de som spesifisert i Norge?</text:span></text:span></text:p>
      <text:p text:style-name="P10"><text:span text:style-name="Strong_20_Emphasis"><text:span text:style-name="T3">Eva: Itslearning var veldig interessert når de snakket sammen, sånn at lærere kunne bruke standarden til å enklere å lage en plan til sine læreressureser. Særlig fordi det i grunnopplæringen er koblet opp mot kompetansemålene. UH-sektoren bør komme med sine egne behov.</text:span></text:span></text:p>
      <text:p text:style-name="P10"><text:soft-page-break/><text:span text:style-name="Strong_20_Emphasis"><text:span text:style-name="T3">BI: I Learning repository trenger man å tagge dette i metastandardene, så hvorfor ikke bruke disse taggene om de ønsker å </text:span></text:span></text:p>
      <text:p text:style-name="P10"><text:span text:style-name="Strong_20_Emphasis"><text:span text:style-name="T3">Uninett sin utforming av LRI system er i støpeskjen og kan påvirkes. </text:span></text:span></text:p>
      <text:p text:style-name="P10"><text:span text:style-name="Strong_20_Emphasis"><text:span text:style-name="T3">Når jeg nevner Eva sitt prosjekt og samtalene med sentrene for yppelig ped. så blir det snakket om at det endelig er på tide å sette i gang et møte med Uninett.</text:span></text:span></text:p>
      <text:p text:style-name="P10"><text:span text:style-name="Strong_20_Emphasis"><text:span text:style-name="T3">Nextgenerelationlearningenvironement er nå målbildet for Uninett i utformingen av deres nye organ. </text:span></text:span></text:p>
      <text:p text:style-name="P10"><text:span text:style-name="Strong_20_Emphasis"><text:span text:style-name="T3">Bærum: Det er også aktører utenfor skole sektoren, særlig i helse. </text:span></text:span></text:p>
      <text:p text:style-name="P10"><text:span text:style-name="Strong_20_Emphasis"><text:span text:style-name="T3">Arne: Spørsmålet i en survey er hva slags ting krever du i et system som brukes i opplæring. </text:span></text:span></text:p>
      <text:p text:style-name="P10"><text:span text:style-name="Strong_20_Emphasis"><text:span text:style-name="T3">-Nei, spørsmålet bør være bruker du denne standarden og hvor mange ting av de du kjøpes inn av akkurat denne standarden.</text:span></text:span></text:p>
      <text:p text:style-name="P10"><text:span text:style-name="Strong_20_Emphasis"><text:span text:style-name="T3">Torleif: et mål med spørreundersøkelsen er også å skape bevisthet rundt standarden. Derfor kan man sende ut til alle som kjøper, og ikke bare skolesektoren. </text:span></text:span></text:p>
      <text:p text:style-name="P10"><text:span text:style-name="Strong_20_Emphasis"><text:span text:style-name="T3">MortenBI: Man kan også skape en måte å filtrere objektene å se hvor mange produkter som bruker standarden og på hvilken måte. Kan få et blikk på hvordan standarden adopteres over tid. Hvis man søker på standarden, hvor mange ting treffer man da? </text:span></text:span></text:p>
      <text:p text:style-name="P10"><text:span text:style-name="Strong_20_Emphasis"><text:span text:style-name="T3">Eva: Vi vet at ingen bruker dem, fordi det mangler merking etc. Men mange undersøkelser handler kun om å informere om at standarden finnes. Dette kobles med at Eva ønsker å kjøre en PR runde til høsten hvor de informerer om det som allerede er spesifisert av standarden som finnes. </text:span></text:span></text:p>
      <text:p text:style-name="P10"><text:span text:style-name="Strong_20_Emphasis"><text:span text:style-name="T3">Bærum: Det å gjøre kravene tydelige gjør det også lett for kommunene å kopiere dette rett inn i egen strategi.</text:span></text:span></text:p>
      <text:p text:style-name="P10"><text:span text:style-name="Strong_20_Emphasis"><text:span text:style-name="T3">Torleif: kan også linke til forskning som er gjort på feltet, som det er morsomt for mange å lese.</text:span></text:span></text:p>
      <text:p text:style-name="P10"><text:span text:style-name="Strong_20_Emphasis"><text:span text:style-name="T3">Torleif: StandardNorge har virkemidler til å gjøre markedsundersøkelser.</text:span></text:span></text:p>
      <text:p text:style-name="P10"><text:soft-page-break/><text:span text:style-name="Strong_20_Emphasis"><text:span text:style-name="T3">Bærum: Bedrifter har ikke lyst å være med å markedsføre standardnorge sine produkter, men sine egne produkter.</text:span></text:span></text:p>
      <text:p text:style-name="P10"><text:span text:style-name="Strong_20_Emphasis"><text:span text:style-name="T3">NS4180: Om forvaltning framover</text:span></text:span></text:p>
      <text:p text:style-name="P10"><text:span text:style-name="Strong_20_Emphasis"><text:span text:style-name="T3">Det skal gjøres en vurdering av behovet for revidering hvert 3. år og man kan ikke revidere mer enn en gang årlig</text:span></text:span></text:p>
      <text:p text:style-name="P10"><text:span text:style-name="Strong_20_Emphasis"><text:span text:style-name="T3">Det er flere deler av standarden som er tjent med en standardisering av vokabulæret - knyttet opp mot pedagogikk etc..?</text:span></text:span></text:p>
      <text:p text:style-name="P10"><text:span text:style-name="Strong_20_Emphasis"><text:span text:style-name="T3">Norske oversettelser og definisjoner er viktig, men dette er også skrevet som maskinlesbar data.</text:span></text:span></text:p>
      <text:p text:style-name="P10"><text:span text:style-name="Strong_20_Emphasis"><text:span text:style-name="T3">Eva: dette er det samme som gjøres i xAPI, og når man er med å utforme vokabularet så er man med på å utforme bruken. Man ser at forståelsen er viktig i utviklingen av bruk. Man driter nesten i hvilken språk man koder i.</text:span></text:span></text:p>
      <text:p text:style-name="P10"><text:span text:style-name="Strong_20_Emphasis"><text:span text:style-name="T3">Morten: Hvordan støtter denne standarden opp under xAPI standarden. Når man har en aktivity - et læringsobjekt - så må dette bety det samme i begge settinger. </text:span></text:span></text:p>
      <text:p text:style-name="P10"><text:span text:style-name="Strong_20_Emphasis"><text:span text:style-name="T3">Arne: Det må være en bro mellom statiske og dynamiske metadata. Denne standarden er metadata for læringsressursen, men man kan ha noe annet som kan benevne læringsresursen i forhold til et aktivitet. Standarden trenger ikke et internt vokabular, men kan peke på forskjellige vokaburlær i forskjellige sektorer.</text:span></text:span></text:p>
      <text:p text:style-name="P10"><text:span text:style-name="Strong_20_Emphasis"><text:span text:style-name="T3">Morten: </text:span></text:span></text:p>
      <text:p text:style-name="P10"><text:span text:style-name="Strong_20_Emphasis"><text:span text:style-name="T3">Eva: Hva er vi interessert i å utvide standarden med for at den skal taes i bruk?</text:span></text:span></text:p>
      <text:p text:style-name="P10"><text:span text:style-name="Strong_20_Emphasis"><text:span text:style-name="T3">Kristian/bærum: Man bør skille mellom standarder i offentlig sektor og standarden generelt. standarden bør også ha noe dynamisk innhold..?</text:span></text:span></text:p>
      <text:p text:style-name="P10"><text:span text:style-name="Strong_20_Emphasis"><text:span text:style-name="T3">Morten: Det er likevel viktig at det som behøves for det meste er i standarden, som ikke forandres så mye, sånn at man vet at NAV kommer til å kreve dette. Så kommer noe annet på toppen.</text:span></text:span></text:p>
      <text:p text:style-name="P10"><text:soft-page-break/><text:span text:style-name="Strong_20_Emphasis"><text:span text:style-name="T3">Kristian: man kan lett ha et sett med forskjellige standarder. Det er derfor viktig å tenke litt brukstilfeller.</text:span></text:span></text:p>
      <text:p text:style-name="P10"><text:span text:style-name="Strong_20_Emphasis"><text:span text:style-name="T3"/></text:span></text:p>
      <text:p text:style-name="P10"><text:span text:style-name="Strong_20_Emphasis"><text:span text:style-name="T29">veiledning</text:span></text:span><text:span text:style-name="Strong_20_Emphasis"><text:span text:style-name="T3"> <text:s/>med API som spør leverandøren hva det er de støtter. </text:span></text:span></text:p>
      <text:p text:style-name="P10"><text:span text:style-name="Strong_20_Emphasis"><text:span text:style-name="T3">Da vil standarden i seg selv være maskin-lesbar? Svaret fra API er datamodellen **(ontologi)**. </text:span></text:span></text:p>
      <text:p text:style-name="P10"><text:span text:style-name="Strong_20_Emphasis"><text:span text:style-name="T3">Tanken bak standarden forige gang var at lærere kunne søke på standarder på google å finne masse, men det er et stykke mellom. For at dette skal kunne bli søkbart må man legge på et lag. APIer kan oppdateres enkelt som gjør det enkelt å følge standarder enn ved å bruke interne systemer. </text:span></text:span></text:p>
      <text:p text:style-name="P10"><text:span text:style-name="Strong_20_Emphasis"><text:span text:style-name="T3">Det er stemning for å arbeide videre med Torleif sitt forslag. </text:span></text:span></text:p>
      <text:p text:style-name="P10"><text:span text:style-name="Strong_20_Emphasis"><text:span text:style-name="T3"/></text:span></text:p>
      <text:p text:style-name="P10"><text:span text:style-name="Strong_20_Emphasis"><text:span text:style-name="T3">Det må være en forutsettning å følge internasjonale standarder slik at lærere kan velge internasjonale produkter. </text:span></text:span></text:p>
      <text:p text:style-name="P10"><text:span text:style-name="Strong_20_Emphasis"><text:span text:style-name="T3">Eva: det er ikke åpenbart hvilken felleskomponenter man skal kunne bruke, og standarder må komme i tillegg for å støtte opp under dette. </text:span></text:span></text:p>
      <text:p text:style-name="P10"><text:span text:style-name="Strong_20_Emphasis"><text:span text:style-name="T3">Arne: I den grad man gjør nettverk av data og ikke noe sentralt, så hvem som skal eie eller være ansvarlige for disse komponentene.</text:span></text:span></text:p>
      <text:p text:style-name="P10"><text:span text:style-name="Strong_20_Emphasis"><text:span text:style-name="T3">Morten: Ønsker ikke å kjøpe inn et stort system som skal gjøre alt, men standarder vil kunne unngå lock-in. De ønsker å kunne levere til sine kunder basert på systemet de har. </text:span></text:span></text:p>
      <text:p text:style-name="P10"><text:span text:style-name="Strong_20_Emphasis"><text:span text:style-name="T3">NTNU: Man velger man et verktøy som man låser seg til. Dette merket man de fusjonerte, der fordelene av et system skapte lock-in. Dette ble krav nr. når de skulle velge ny LMS. </text:span></text:span></text:p>
      <text:p text:style-name="P10"><text:span text:style-name="Strong_20_Emphasis"><text:span text:style-name="T3">Hva er læringsmidler? Microsoft Office Word metatagges ikke. </text:span></text:span></text:p>
      <text:p text:style-name="P10"><text:span text:style-name="Strong_20_Emphasis"><text:span text:style-name="T3">Man kan lage måter som tilpassede google søk lett kan søke opp imot disse standardene. Søkemotorene har laget LRMI standarden som denne standarden er basert på. I tillegg til tekstbasert søk får man mulighet til å legge på strukturerte data. </text:span></text:span></text:p>
      <text:p text:style-name="P10"><text:soft-page-break/><text:span text:style-name="Strong_20_Emphasis"><text:span text:style-name="T3">Eva: Kan man bygge en nasjonalportal, uten at man tråkker på leverandører som itslearning sine planer? Er dette alternative portaler til google?</text:span></text:span></text:p>
      <text:p text:style-name="P10"><text:span text:style-name="Strong_20_Emphasis"><text:span text:style-name="T3">Morten: Med livslanglæring så kan bedrifter kjøpe inn læringsprodukter som møte standarder de trenger får å lære det bedriften trenger på hvis som er nyttige for alle forskjellige folk. </text:span></text:span></text:p>
      <text:p text:style-name="P10"><text:span text:style-name="Strong_20_Emphasis"><text:span text:style-name="T3"/></text:span></text:p>
      <text:p text:style-name="P10"><text:span text:style-name="Strong_20_Emphasis"><text:span text:style-name="T3">Arne: noen bør jobbe litt ekstra med å få orden på vokabularet. </text:span></text:span></text:p>
      <text:p text:style-name="P10"><text:span text:style-name="Strong_20_Emphasis"><text:span text:style-name="T3">Rian: Har brukt komiteens tidligere spesifikasjoner i SLATE prosjektet når de rapporterer til leverandører. </text:span></text:span></text:p>
      <text:p text:style-name="P10"><text:span text:style-name="Strong_20_Emphasis"><text:span text:style-name="T3">Morten: Det er viktig at man kommer dit at de som lager produktene tilbyr nyttige produkter til burkeren uten at alt for mange spesifikasjoner må plottes inn. </text:span></text:span></text:p>
      <text:p text:style-name="P10"><text:span text:style-name="Strong_20_Emphasis"><text:span text:style-name="T3">Yngvar: Det må ligge en komersiell driver i andre enden. </text:span></text:span></text:p>
      <text:p text:style-name="P10"><text:span text:style-name="Strong_20_Emphasis"><text:span text:style-name="T3">Leif: Det er når faglærerene begynner å produsere at det blir vanskelig, ikke når multimedie sentrene skal gjøre dette. På NTNU bruker man ikke lenger youtube men har egne databaser som knyttes opp mot uninett.</text:span></text:span></text:p>
      <text:p text:style-name="P10"><text:span text:style-name="Strong_20_Emphasis"><text:span text:style-name="T3"/></text:span></text:p>
      <text:p text:style-name="P21"><text:span text:style-name="Strong_20_Emphasis"><text:span text:style-name="T40">Møte med forlag i juni</text:span></text:span></text:p>
      <text:p text:style-name="P10"><text:span text:style-name="Strong_20_Emphasis"><text:span text:style-name="T3">Yngvar: Loven mot diskrimnering blant læremidler ble vedtatt som et moralsk verktøy, da dette er behov som burde vært kunnet tatt hånd om for lenge siden. Målet for Yngvar er at informasjon fra designprosessen tilbakeføres inn i databasenes XML. "Dette er et kjempe samfunnsøkonomisk tap". </text:span></text:span></text:p>
      <text:p text:style-name="P10"><text:span text:style-name="Strong_20_Emphasis"><text:span text:style-name="T3">Indesign er alltid starten for trykkeriet, og får deretter forespørsler om dette også kan lages i e-bøker og annet. Må heller starte med innholdet! Hva er innholdet? Ved å standardisere måten man ser innhold på så skaper dette et tidløst format - tittler, tabeller, lister..</text:span></text:span></text:p>
      <text:p text:style-name="P10"><text:span text:style-name="Strong_20_Emphasis"><text:span text:style-name="T3">Man må starte med å tenke på innholdet allerede når man jobber i word, når det ligger i databasen kan dette standardiseres i transformasjonen til API, apps, lydbok, indesign. </text:span></text:span></text:p>
      <text:p text:style-name="P10"><text:soft-page-break/><text:span text:style-name="Strong_20_Emphasis"><text:span text:style-name="T3">Kommentar: blindeforbundet bruker XML i bunn for alt. "lyser opp i ansiktet hver gang vi hører ordet XML". Man er ikke nødvendigvis nødt til å ha et XML format, så lenge ikke alle har hvert sitt halv-properitære xml format. Må ha brukeren i sentrum. </text:span></text:span></text:p>
      <text:p text:style-name="P10"><text:span text:style-name="Strong_20_Emphasis"><text:span text:style-name="T3">Kommentar: forlag- målet om en felles XML database er et ideale, på motsatt ende av å kopiere fra boka. Prosessen krever et betydlig nytt redaksjonelt arbeid. </text:span></text:span></text:p>
      <text:p text:style-name="P10"><text:span text:style-name="Strong_20_Emphasis"><text:span text:style-name="T3">Kommentar: helt enig i ideen, men realistisk er pdf gullet deres sitter på. </text:span></text:span></text:p>
      <text:p text:style-name="P10"><text:span text:style-name="Strong_20_Emphasis"><text:span text:style-name="T3">Kommentar: de fleste kommuner sier at de vil fase ut papirbøker. De er store i kjeften. *de gjør seg avhengig av PC*.</text:span></text:span></text:p>
      <text:p text:style-name="P10"><text:span text:style-name="Strong_20_Emphasis"><text:span text:style-name="T3">**sokrates sin juxaposisjon skaper et grunnlag for det som i neste kap. kan forståes ut fra indesign som en brukeropplevelse. Nivå-skiftet beskrives av skiftet mot experience api**</text:span></text:span></text:p>
      <text:p text:style-name="P10"><text:span text:style-name="Strong_20_Emphasis"><text:span text:style-name="T3">AVI prosjektet har definert kompetanse-kategoriene/kompleksitets-nivå fra PISA. </text:span></text:span></text:p>
      <text:h text:style-name="P18" text:outline-level="2"><text:span text:style-name="Strong_20_Emphasis"><text:span text:style-name="T38">To typer standarder</text:span></text:span></text:h>
      <text:h text:style-name="P35" text:outline-level="3">Geir: IMS og badges konferanser I London</text:h>
      <text:p text:style-name="P5">På den første var typiske LMSer og læringsverktøy + forskningsinstituisjoner og universiteter.</text:p>
      <text:p text:style-name="P5">På den andre: IBM, IMS, EY, etc.. de som leverer det rundt open badges.</text:p>
      <text:p text:style-name="P5">Det som er av betydning for IMS er data i bevegelse</text:p>
      <text:p text:style-name="P5">Under fanen Technology Enhanced Items kommer en kalkulator med en instalert svakhet. Han sier han likte som et eksempel på et item, men at han tenkte at det nok kom til å være vanskelig å gjøre læringsanalyse ut av noe sånt.</text:p>
      <text:p text:style-name="P5">Learning Tools Interoperability (LTI) advantage: tool providor og tool consumer (siste er LMS). noen lurer på om dette er teori eller systemer som fungerer i praksis. Svar: LTI er utbredt i K12, og IMS generelt er mye mer utbredt i USA.</text:p>
      <text:p text:style-name="P5">Standardene kan alle følge, men et kvalitet stempel kommer med medlemskap. Det er mer enn bare papir. </text:p>
      <text:p text:style-name="P5">Eva: Medlemskapet til IKTsenteret gjør at de har noen (torleif) med oversikt, og IMS ønsker å komme å snakke her når vi trenger det.</text:p>
      <text:p text:style-name="P5">IMS Enterprise blir til IMS oneroster. </text:p>
      <text:p text:style-name="P5">*en feide funksjon som tar over som en ledende betegnelse på org. standard?*</text:p>
      <text:p text:style-name="P5"/>
      <text:p text:style-name="P5">**Open badges**</text:p>
      <text:p text:style-name="P5">IMS tok over open badges når funding gikk slutt hos Mozilla. </text:p>
      <text:p text:style-name="P5">Dette er bare noe av en større visjon om en Personal achievement. </text:p>
      <text:p text:style-name="P5">Arne: UDIR søker om midler til digitalisering av vitnemål.</text:p>
      <text:p text:style-name="P5"><text:soft-page-break/>En open badge er en bildefil; en png-fil med meta-data. Kan legges ting til i *mønster*.</text:p>
      <text:p text:style-name="P5">Open badge Initiative: Har typisk 3 parter</text:p>
      <text:p text:style-name="P5">-Issues</text:p>
      <text:p text:style-name="P5">-Earner 'the learner is the earner'</text:p>
      <text:p text:style-name="P5">-Consumer</text:p>
      <text:p text:style-name="P5">Badges kan autoriseres fra et 'ekte' sted og vil ha en utløpsdato </text:p>
      <text:p text:style-name="P5">*realismens temporalitet*</text:p>
      <text:p text:style-name="P5">Morten: kunnskap kan valideres igjennom sansynlighet basert på antall ganger løst. </text:p>
      <text:p text:style-name="P5">Noen andre påpeker: eller nivå i et progresiv nivå. </text:p>
      <text:p text:style-name="P5">Morten: Ja, slike bekreftelser kan komme fra flere hold, og da vil nivå kunne bli til nr. En sansynlighet. Det vil bli et samfunnsansvar å hjelpe til å validere. </text:p>
      <text:p text:style-name="P5">*BI samfunnsansvar*</text:p>
      <text:p text:style-name="P5">Yngvar: det kan bli en konkuranse mellom det offentlige og det private rundt dette.</text:p>
      <text:p text:style-name="P5">Eva: Utstederen må legge en del i at disse badgene skal ha en verdi.</text:p>
      <text:p text:style-name="P5">*En kamp om mandat?*</text:p>
      <text:p text:style-name="P5">Yngvar: kan dette kobles mot GREP?</text:p>
      <text:p text:style-name="P5">Are: GREP er jo først og fremst fag-koder. Men standarden vi allerede har kan brukes til å peke i en rettning.</text:p>
      <text:p text:style-name="P5">Geir: Jo her er det noe som heter educational-aligment. </text:p>
      <text:p text:style-name="P5">Q: er det en skala i badges også?</text:p>
      <text:p text:style-name="P5">R?: dette systemet skal ikke speile det eksisterende systemet. Om de gjør det samme har det ikke mister det sitt poeng.</text:p>
      <text:p text:style-name="P5"><text:soft-page-break/>Yngvar: vel.. jeg gikk på foreldremøte og fikk datra sin koding til å få uttelling i kunst og håndtverk. Skolen sa det passet med læreplanen men at de var trege til å begynne med data.</text:p>
      <text:p text:style-name="P5">R: Jo men man kan ikke drive å kvalitetsikre badges på samme måte som man gjør med utdanningsinstitusjoner.</text:p>
      <text:p text:style-name="P5">Se rapport om badges' plass i 'the gig-economy': 'Good Work:..'</text:p>
      <text:p text:style-name="P5">kommentarer:</text:p>
      <text:p text:style-name="P5">-Vet man egentlig nok med en karakter? </text:p>
      <text:p text:style-name="P5">*skaper den nok verdi?*</text:p>
      <text:p text:style-name="P5">-Hvordan får du med deg badges til pensjon</text:p>
      <text:p text:style-name="P5">Geir: Badges blir som valuta. Kanskje kan du få den utstedt på nytt, men de har verdi.</text:p>
      <text:p text:style-name="P5">IBM er frempå med sine interne utdanningsprogram, som de også tilbyr 'åpent'. Med en gang man begynner på en badge ser man utlyste stillinger som trenger dette. Ønsker å kombinere med personlighetsfaktorer, etc. i fremtiden + hvor man kan tenke seg å jobbe.</text:p>
      <text:p text:style-name="P5">NDLA ønsket at læringskomiteen skulle ha aktivitet på dette for 3 år siden.</text:p>
      <text:p text:style-name="P5">-Noen ler, og sier at (NDLA) er et banne-ord i denne forsamlingen.</text:p>
      <text:p text:style-name="P5">-Litt diskusjon og noen sier at de ikke hadde resurser til å gjøre det selv på den tiden.</text:p>
      <text:p text:style-name="P5"><text:span text:style-name="Strong_20_Emphasis"><text:span text:style-name="T47">Yngvar: Med 30% frafall i VGS, som begynner i 1.klasse men måles først da, så er dette viktig!..</text:span></text:span></text:p>
      <text:p text:style-name="P10"><text:span text:style-name="Strong_20_Emphasis"><text:span text:style-name="T6"/></text:span></text:p>
      <text:h text:style-name="P17" text:outline-level="2"><text:span text:style-name="Strong_20_Emphasis"><text:span text:style-name="T27">Kort om prosjektet aktivitetsdata </text:span></text:span></text:h>
      <text:p text:style-name="P10"><text:span text:style-name="Strong_20_Emphasis"><text:span text:style-name="T6">Dette er et eget prosjekt i komiteen som skal resultere i en Teknisk Rapport, <text:s/>og/eller en Standard (i form av en profil). Det har vært arrangert flere møter, <text:s/>det siste i juni i år.</text:span></text:span></text:p>
      <text:p text:style-name="P10"><text:span text:style-name="Strong_20_Emphasis"><text:span text:style-name="T6">Prosjektet skal ha en overordnet tilnærming for hele sektoren, inkludert UH, og samtidig levere slik at vi kan understøtte konkret arbeid i sektoren. <text:s/>Vi skal også holde oss orientert om hva som skjer internasjonalt og om utvikling av standardene. KS har etablert ett FoU-prosjekt som viser til spesifikasjoner i komiteen. Dette gir en konkret case, som gjør at vi kan lykkes bedre, samt at det gjør det viktig <text:s/>å holde en progresjon.</text:span></text:span></text:p>
      <text:h text:style-name="P14" text:outline-level="2"><text:span text:style-name="Strong_20_Emphasis"><text:span text:style-name="T27">Conexus</text:span></text:span></text:h>
      <text:h text:style-name="P22" text:outline-level="3"><text:span text:style-name="Strong_20_Emphasis"><text:span text:style-name="T3">Veien videre med læringsvokabular: Diskusjon og avklaringer av hvilke ambisjoner vi ønsker å legge oss på .</text:span></text:span></text:h>
      <text:p text:style-name="P10"><text:span text:style-name="Strong_20_Emphasis"><text:span text:style-name="T3">Ved Hans Petter Røkke Conexus</text:span></text:span></text:p>
      <text:p text:style-name="P10"><text:span text:style-name="Strong_20_Emphasis"><text:span text:style-name="T3">Dekker vokabulæret de analytiske behovene til spørsmålene vi ønsker å stille nå? Forlagene ønsker å gjøre det litt etter hvert. Venter vi 6 mnd så brennes mye energi. Mange analyser pågår som ser på andre formål. AVT prosjektet er suverene så det er ikke vits å bestemme noe annet enn xAPI. Det har også en viss prestisje. </text:span></text:span><text:span text:style-name="Strong_20_Emphasis"><text:span text:style-name="T15">*Må være aktive i agencifiseringen av markedet.</text:span></text:span></text:p>
      <text:p text:style-name="P10"><text:span text:style-name="Strong_20_Emphasis"><text:span text:style-name="T34">Problematisering:</text:span></text:span><text:span text:style-name="Strong_20_Emphasis"><text:span text:style-name="T15"> </text:span></text:span><text:span text:style-name="Strong_20_Emphasis"><text:span text:style-name="T3">Hvordan skiller læringsanalyse seg fre registerdata (akademic analysis/compliance)? Oppstår det preferansler for rettninger/pedagogikk - en instrumentell eller sosiokulturell måte å lære på?</text:span></text:span></text:p>
      <text:p text:style-name="P10"><text:span text:style-name="Strong_20_Emphasis"><text:span text:style-name="T3">Morten: læringsanalyse er en interessant anvendelse og sted og starte for å forstå aktivitetsdata. Vi går inn i en tid når vi bruker mange systemer. Aktivitetsdata skjer i møte mellom person og maskin. Det som fører frem til suksess er nå magi. Det er ikke gitt at maskiner kan ta over alle prosesser. Veien kan være forskjellig for forskjellige mennesker, men noen fungerer bedre. I mattematikk fanger man ofte ikke opp uhensiktsmessige metoder - </text:span></text:span><text:soft-page-break/><text:span text:style-name="Strong_20_Emphasis"><text:span text:style-name="T3">mer komplekse. Et sted oppe i årene rakner dette og man har ingen andre metoder. Hvorfor skal ikke ting oppbevares. </text:span></text:span></text:p>
      <text:p text:style-name="P10"><text:span text:style-name="Strong_20_Emphasis"><text:span text:style-name="T3">EUprotokollen krever at etikk er med fra starten. Cecile: advokatkonferansen sa at det at setninger gjentok seg selv flere sted og viste tydelig at regelverket ikke var klart - ullent. Bare man har et skriv og viser at man har gjort sånn og sånn og sånn. Datatilsynet.. Math washing og weapons of maths destruciton - bok fra MIT. Vi vet ikke hva algoritmer er. </text:span></text:span><text:span text:style-name="Strong_20_Emphasis"><text:span text:style-name="T15">n</text:span></text:span><text:span text:style-name="Strong_20_Emphasis"><text:span text:style-name="T3">esten organiske, lever sitt eget liv. datatilsynet er opptatt av chilling effecten; oppfører seg annerledes når man vet man er overvåket. Tillitt er svært viktig. </text:span></text:span></text:p>
      <text:h text:style-name="P22" text:outline-level="3"><text:span text:style-name="Strong_20_Emphasis"><text:span text:style-name="T3">Dybdelæring og dybdeforståelse: </text:span></text:span><text:span text:style-name="Strong_20_Emphasis"><text:span text:style-name="T16">Læringsanalyse og læringsanalytiske tjenester</text:span></text:span></text:h>
      <text:p text:style-name="P10"><text:span text:style-name="Strong_20_Emphasis"><text:span text:style-name="T16">*Hvordan assosierer Conexus sin teknologi med dybdelæring igjennom fremstilling av dybdens betydning?</text:span></text:span></text:p>
      <text:p text:style-name="P10"><text:span text:style-name="Strong_20_Emphasis"><text:span text:style-name="T16">Han kommenterer på frustrasjonen til forlagene. Hvordan utrykket for at færre læreplanmål og fagovergripende kompetanse integrert og vil stille kravc til det lokale arbeidet med læringsplenen.. desverre.. </text:span></text:span></text:p>
      <text:p text:style-name="P10"><text:span text:style-name="Strong_20_Emphasis"><text:span text:style-name="T3">Skal si noe om hvordan Conexus forbreder seg på dette her. Conexus henter datafra innhold. Deres interesse er å få tak i disse dataene. Dette betyr forferdelig mye for conexus. De er her med 4 stk. De jobber nå internasjonalt. Det hjelper ikke å scalere norsk edtech uten standardisering i bånn. </text:span></text:span></text:p>
      <text:p text:style-name="P10"><text:span text:style-name="Strong_20_Emphasis"><text:span text:style-name="T3">Kommentar på forskjellen mellom kompetanse og kunnskap. Mener de går inn i læringsintensive sammfunnet ikke informasjon. Får komentarer på at kunnskap og læring er forskjellig. Uenig i at dette må være så forsjellig, fordi kunnskap ikke er definert på noen god måte noe sted. Det er derfor i Norge de ikke skiller mellom kunnskap, ferdigheter etc. sånn som i Danmark.</text:span></text:span></text:p>
      <text:p text:style-name="P10"><text:span text:style-name="Strong_20_Emphasis"><text:span text:style-name="T3">Bilde av hvordan verden har sett ut. Går fra strukturert tilnærming til erfaringsbasert data. Dette bruker de nå mye i arbeidslivet. Det er likevel en brøkdel av læringsdata som hentes ut i dag. Det er ikke mye lett å hente ut og analysere all dataen som finnes. Sitat: new behavior is revolutionary, not new technology. Clay shirky. *Behaviorism? Det er nå mye ny tek. men hvor mye jobber sammen? </text:span></text:span></text:p>
      <text:p text:style-name="P10"><text:soft-page-break/><text:span text:style-name="Strong_20_Emphasis"><text:span text:style-name="T3">Forløpet til ludvigsen arbeidet. Kognitive kompetanser sees nå i støre grad i sammenehng med socialse og emosjonelle kompetanser. Conexus syns dette med dybdelæring ble vanskelig. De bruker istedenfor dybdeforståelse. Rundt dette legger de til vesentlige forutsettninger, til de andre kompetanseområdene. </text:span></text:span></text:p>
      <text:p text:style-name="P10"><text:span text:style-name="Strong_20_Emphasis"><text:span text:style-name="T3">Da er de inne i vurderingsfeltet. De utvikler et teknisk reportear for å kunne. Utrollige spennende ting i det faglig-pedagosike som legger utgangspunkt for det tekniske. Skal det for eksempel være verdier eller verb. </text:span></text:span></text:p>
      <text:p text:style-name="P10"><text:span text:style-name="Strong_20_Emphasis"><text:span text:style-name="T3">Conexus satser på å vise progresjon og ikke resultater. I norsk for eksempel vet de mye predictivt om indikatorene iforhold til progresjonen i faget (hva de kan og ikke kan). Det er en naturlig verdi iforhold til kartlegging, i tillegg til 'soft skills' - her er det vanskeligere å finne alianser som kan gjøre verdisetting. </text:span></text:span></text:p>
      <text:p text:style-name="P10"><text:span text:style-name="Strong_20_Emphasis"><text:span text:style-name="T3">Visualisering: Farger og tall er på hver sin måte for eksempel vanskelig å bruke til å vise progresjon.De har eksperimentert med å bruke disse softskills til å predikere progresjon. Men det er farlig å for eksempel vise hvor lite det virker at trivsel betyr for progresjon, fordi det egentlig er sånn at for mange trives til at det syns. </text:span></text:span></text:p>
      <text:p text:style-name="P10"><text:span text:style-name="Strong_20_Emphasis"><text:span text:style-name="T3">Et stort prosjekt om det å konstruere en bro viser hvor mye det å være med på de prosessene - experiences - ikke kan vises i en karakter. De har arbeidet med å lage xAPI verdier ut av dette. I did this and that. Det å kunne ha digitale utrykk for at man sitter inne med de ferdighetene for å kunne gjøre dette og dette er en stor utfordring. </text:span></text:span></text:p>
      <text:p text:style-name="P10"><text:span text:style-name="Strong_20_Emphasis"><text:span text:style-name="T3">Viser noen kinesiske tegn for vår (sesong), og resilience. Resiclience mot forandring er ekstremt viktig. Det vises til artikler om det farlige i PISA, men også YOU (yrkes- og udannigsveileding 2008). En katastrofe når det kommer til å handle om instrumentell/yrkesrettete aktiviteter og andre former for komptanse som læreren ikke hadde opplæring i før. </text:span></text:span></text:p>
      <text:p text:style-name="P10"><text:span text:style-name="Strong_20_Emphasis"><text:span text:style-name="T3">Conexus jobber mye opp mot analyser av employability - blant annet i Malysia. De merker det nok hardere i arbeidslivet (*og Asia). De arbeider sammen med government, education og enterprise. Dette driver dem raskere frem enn utdanningsfeltet. </text:span></text:span></text:p>
      <text:p text:style-name="P10"><text:span text:style-name="Strong_20_Emphasis"><text:span text:style-name="T3">Utrolig spennende å tenke på up-skilling i utdanningssammenheng. xAPI er ekstremt fleksibelt, som er fint for dem, men kan være frustrerende for andre. Nasjonalt rammeverk er </text:span></text:span><text:soft-page-break/><text:span text:style-name="Strong_20_Emphasis"><text:span text:style-name="T3">nyttig for dette, men ser vi på personvern og etikk der hvor - 600 000 norske bedrifter trenger en ny ansatt - så ser vi at dette ikke er laget for utdanning, men for sosiale medier. Alt som jobbes med i Grep kan brukes opp mot M2M sektoren. </text:span></text:span></text:p>
      <text:p text:style-name="P10"><text:span text:style-name="Strong_20_Emphasis"><text:span text:style-name="T3">Norge har nå faktisk mer oppmerksomhet enn det vi tror. </text:span></text:span></text:p>
      <text:p text:style-name="P10"><text:span text:style-name="Strong_20_Emphasis"><text:span text:style-name="T3">***diskusjon***</text:span></text:span></text:p>
      <text:p text:style-name="P10"><text:span text:style-name="Strong_20_Emphasis"><text:span text:style-name="T3">NTNU: Tilbake til kunnskapsbegrepet. En del av forskningen på NTNU peker mot recilience som faktor for kunnskap. Håndtering av stress, selvtilligg og evnen til å leve i usikkerhet viser seg å bety mye. Bok: 'Pedagogikk for det uforutsette' anbefalles. De flinkeste studentene på NTNU takler dette dårligst. Dette er en nøkkel. Conex: I Asia sies det at Norge er heldige som har folk som faller av i utdanningsløpet og ikke i arbeidsektoren hvor de ikke kommer tilbake.</text:span></text:span></text:p>
      <text:p text:style-name="P10"><text:span text:style-name="Strong_20_Emphasis"><text:span text:style-name="T3">Så hvordan koder vi dette? Lag innskudd til direktoratet. TV2: hvordan skal vi vende skolene vekk fra bare læringsbøkene - 80-90% velger bøkene. Conex: I utlandet er det mye av det samme. De er for eksempel kritisk til for eksempel 'lær kids å kode'. For snevert. Bør tenkte på 'computational thinking også videre'. Nå som det finnes en kvalitet over for eksempel VR teknologi etc. så gjør det noe med markedet. Det kommer inn forskningsdata på deres effekt. Forlagene vil vel ikke si så mye, men de er vel forbredt på en endring i markedet de og. Det har med markedsmodenhet å gjøre. </text:span></text:span></text:p>
      <text:h text:style-name="P17" text:outline-level="2"><text:span text:style-name="Strong_20_Emphasis"><text:span text:style-name="T3">FoU om læringsanalyse</text:span></text:span></text:h>
      <text:p text:style-name="P10"><text:span text:style-name="Strong_20_Emphasis"><text:span text:style-name="T3">***********Brian Joahnsen: FoU om læringsanalyse***********</text:span></text:span></text:p>
      <text:p text:style-name="P10"><text:span text:style-name="Strong_20_Emphasis"><text:span text:style-name="T3">Oslo er villig til å dele sin data fra prøver etc. og sånn sett oppfordre til deling blant leverandører. </text:span></text:span><text:span text:style-name="Strong_20_Emphasis"><text:span text:style-name="T17">Forsøk på å skape åpne data.</text:span></text:span></text:p>
      <text:p text:style-name="P10"><text:span text:style-name="Strong_20_Emphasis"><text:span text:style-name="T3">*</text:span></text:span><text:span text:style-name="Strong_20_Emphasis"><text:span text:style-name="T17">D</text:span></text:span><text:span text:style-name="Strong_20_Emphasis"><text:span text:style-name="T3">et er slående at dette opplegget legges opp side om side med utviklingen hos nye UDIR. Deres informasjon om kompetanse vil bety mye. </text:span></text:span></text:p>
      <text:p text:style-name="P10"><text:span text:style-name="Strong_20_Emphasis"><text:span text:style-name="T3">Legger nå tilpassing ved siden av vurdering. </text:span></text:span></text:p>
      <text:p text:style-name="P10"><text:span text:style-name="Strong_20_Emphasis"><text:span text:style-name="T3">*tilpassing tar overfor pedagogikk når det gjøres av M2M tek. </text:span></text:span></text:p>
      <text:p text:style-name="P10"><text:span text:style-name="Strong_20_Emphasis"><text:span text:style-name="T3"/></text:span></text:p>
      <text:p text:style-name="P10"><text:span text:style-name="Strong_20_Emphasis"><text:span text:style-name="T3">Grep-databasen er den databasen som nå er oppe å går. Prosjektet skal utarbeide en mål- og leverandørbase som skal kunne finne aktivitetsdata. </text:span></text:span></text:p>
      <text:p text:style-name="P10"><text:span text:style-name="Strong_20_Emphasis"><text:span text:style-name="T3">Prosjektet har 3 arbeidsgrupper</text:span></text:span></text:p>
      <text:p text:style-name="P10"><text:span text:style-name="Strong_20_Emphasis"><text:span text:style-name="T3">1.sammarbeidspartnere: Datatilsynet, standardnorge-læringskomiteen, UDIR &amp; fagfornyelsen (for å få mål-pasen kompatibel med Grep-database: for å smi på samme måte. Brukke samme refereanser. Passe inn i modellelen), formalisert sammarbeid med IKT-senteret/UNINETT (feide, dataporten - gjør at kan ha tett sammarbeid rundt funskjonalitet og opplæring). </text:span></text:span></text:p>
      <text:p text:style-name="P10"><text:span text:style-name="Strong_20_Emphasis"><text:span text:style-name="T3">2.Leverandører</text:span></text:span></text:p>
      <text:p text:style-name="P10"><text:span text:style-name="Strong_20_Emphasis"><text:span text:style-name="T3">3. Oslo kommune har to testskoler. Skoler: skoleledere og lærere representert i arbeidsgruppen.</text:span></text:span></text:p>
      <text:p text:style-name="P10"><text:span text:style-name="Strong_20_Emphasis"><text:span text:style-name="T3">Spørsmål: Hva er oppsidene for tjenesteleverandører? &gt;Ikke store økonomiske insentiver, men mulighet til å være med å bygge et rammeverk, ta ibruk ny teknologi. De er på en internasjonal arena. Vil bli publisert internasjonal. Synliggjøring </text:span></text:span><text:span text:style-name="Strong_20_Emphasis"><text:span text:style-name="T18">globalt (marked).</text:span></text:span></text:p>
      <text:p text:style-name="P10"><text:span text:style-name="Strong_20_Emphasis"><text:span text:style-name="T18"/></text:span></text:p>
      <text:p text:style-name="P10"><text:span text:style-name="Strong_20_Emphasis"><text:span text:style-name="T18"/></text:span></text:p>
      <text:h text:style-name="P22" text:outline-level="3"><text:soft-page-break/><text:span text:style-name="Strong_20_Emphasis"><text:span text:style-name="T1">Centre for the Science of Learning &amp; Technology (SLATE)</text:span></text:span></text:h>
      <text:p text:style-name="P10"><text:span text:style-name="Strong_20_Emphasis"><text:span text:style-name="T3">In 2016 the Norwegian Ministry of Education and Research awarded funding for the establishment of the interdisciplinary Centre for the Science of Learning &amp; Technology (SLATE), a national competence and research centre which contributes to international research and national competence development on the use of data and data approaches in understanding education and lifetime learning. As such SLATE carries out research that will clarify and explore concepts such as learning analytics, big and small data in education, assessment for learning, and learning &amp; technology in all facets of human learning. SLATE draws together researchers from various disciplines, and thereby conducts integrated research that will advance the frontiers of the sciences of learning, as well as inform education practice and policy. The long term ambition is that SLATE will develop into a broad milieu for the learning sciences by drawing together an even larger spectrum of relevant disciplines such as cognitive psychology, pedagogy, information/computer science, statistics, sociology, design, development psychology, and neuroscience.</text:span></text:span></text:p>
      <text:p text:style-name="P10"><text:span text:style-name="Strong_20_Emphasis"><text:span text:style-name="T3">These shifts could perhaps be understood in relation to the major shift that is happening within the way knowledgebasis is represented among centres and faculties in Higher Education, like new 'centers of excelence' such the long expected 'center of life sciences' at the Univeristy of Oslo.</text:span></text:span></text:p>
      <text:p text:style-name="P10"><text:span text:style-name="Strong_20_Emphasis"><text:span text:style-name="T3">What is sure is that the educational sector is undergoing a fundamental shift.. Througout my time all the instituions surrounding the educational sector, providing research and infrastructure, has been expecting an overhaul. I want to question the way the merging of UDIRs and IKTsenterets </text:span></text:span><text:span text:style-name="Strong_20_Emphasis"><text:span text:style-name="T19">performes science 2.0</text:span></text:span></text:p>
      <text:p text:style-name="P10"><text:span text:style-name="Strong_20_Emphasis"><text:span text:style-name="T35">Globalizing data:</text:span></text:span><text:span text:style-name="Strong_20_Emphasis"><text:span text:style-name="T20"> mandate</text:span></text:span><text:span text:style-name="Strong_20_Emphasis"><text:span text:style-name="T3"> </text:span></text:span><text:span text:style-name="Strong_20_Emphasis"><text:span text:style-name="T20">SLATE </text:span></text:span><text:span text:style-name="Strong_20_Emphasis"><text:span text:style-name="T3">shall map the possibilities and challenges related to the use and research on learning analytics in Norway </text:span></text:span><text:span text:style-name="Strong_20_Emphasis"><text:span text:style-name="T20">and</text:span></text:span><text:span text:style-name="Strong_20_Emphasis"><text:span text:style-name="T3"> be internationally oriented and seek relevant international collaboration. </text:span></text:span></text:p>
      <text:h text:style-name="P22" text:outline-level="3"><text:span text:style-name="Strong_20_Emphasis"><text:span text:style-name="T1">********infomøte om KS/SLATE prosjektet*********</text:span></text:span></text:h>
      <text:p text:style-name="P10"><text:span text:style-name="Strong_20_Emphasis"><text:span text:style-name="T3">Forskjellen mellom analytics og analysis. learning analytics handler om computational approach (thinking) og ikke en analyse.</text:span></text:span></text:p>
      <text:p text:style-name="P10"><text:soft-page-break/><text:span text:style-name="Strong_20_Emphasis"><text:span text:style-name="T3">Forholdet mellom academic analytics and learning analytics. </text:span></text:span><text:span text:style-name="Strong_20_Emphasis"><text:span text:style-name="T21">A</text:span></text:span><text:span text:style-name="Strong_20_Emphasis"><text:span text:style-name="T3">cademic analytics: institusjoner samler inn bakgrunnsdata til å sammenligne med resultater.</text:span></text:span></text:p>
      <text:p text:style-name="P10"><text:span text:style-name="Strong_20_Emphasis"><text:span text:style-name="T3">Forskningsmål: Modellering av elevadferd </text:span></text:span><text:span text:style-name="Strong_20_Emphasis"><text:span text:style-name="T21">og </text:span></text:span><text:span text:style-name="Strong_20_Emphasis"><text:span text:style-name="T3">forutsi læring. </text:span></text:span><text:span text:style-name="Strong_20_Emphasis"><text:span text:style-name="T20">F</text:span></text:span><text:span text:style-name="Strong_20_Emphasis"><text:span text:style-name="T3">olk i utlandet spør hvordan en kommune kan sette i gang et prosjekt som dette. </text:span></text:span><text:span text:style-name="Strong_20_Emphasis"><text:span text:style-name="T20">H</text:span></text:span><text:span text:style-name="Strong_20_Emphasis"><text:span text:style-name="T3">va sier dette om nasjonal struktur?</text:span></text:span></text:p>
      <text:h text:style-name="P22" text:outline-level="3"><text:span text:style-name="Strong_20_Emphasis"><text:span text:style-name="T36">AVT gruppa: SLATE</text:span></text:span></text:h>
      <text:p text:style-name="P10"><text:span text:style-name="Strong_20_Emphasis"><text:span text:style-name="T3">bakgrunnbilde 'what sparks creativity in a learner'</text:span></text:span></text:p>
      <text:p text:style-name="P10"><text:span text:style-name="Strong_20_Emphasis"><text:span text:style-name="T3">Oversikt over de tre modellene i AVT prosjektet. Noen ”tråder” <text:s/>mot livslang læring. Ved Cecilie Hansen SLATE</text:span></text:span></text:p>
      <text:p text:style-name="P10"><text:span text:style-name="Strong_20_Emphasis"><text:span text:style-name="T3">Rammeverk for læringsanalyse (AVT) , med 3 sentrale modeller: </text:span></text:span></text:p>
      <text:p text:style-name="P10"><text:span text:style-name="Strong_20_Emphasis"><text:span text:style-name="T3">Eva:Hva er en modell? Ut ifra læringsanalyse ønsker vi å vite noe om eleven som gjør at vi får tak i riktig resurser og det bør være forskningsbasert</text:span></text:span></text:p>
      <text:p text:style-name="P10"><text:span text:style-name="Strong_20_Emphasis"><text:span text:style-name="T3">1.En modell for hensiktsmessig håndtering av målstrukturer relatert til skolenes lokale læreplaner og leverandørenes strukturering av innhold.  </text:span></text:span></text:p>
      <text:p text:style-name="P10"><text:span text:style-name="Strong_20_Emphasis"><text:span text:style-name="T3">2.En modell for datadeling mellom innholdsleverandører der formålet er læringsanalyse. </text:span></text:span></text:p>
      <text:p text:style-name="P10"><text:span text:style-name="Strong_20_Emphasis"><text:span text:style-name="T3">3.En modell for identifisering av elevens faglige nivå og lenking til relevante læringsressurser. </text:span></text:span></text:p>
      <text:p text:style-name="P10"><text:span text:style-name="Strong_20_Emphasis"><text:span text:style-name="T3"/></text:span></text:p>
      <text:p text:style-name="P10"><text:span text:style-name="Strong_20_Emphasis"><text:span text:style-name="T3">**AVT-prosjektet** Har egentlig ikke kommet frem til hvordan å komme frem til målene i 1 modell. Det er jo algoritmene bak som er viktige: det burde egentlig være en pil fra alle modellene til algoritmen.</text:span></text:span></text:p>
      <text:p text:style-name="P10"><text:span text:style-name="Strong_20_Emphasis"><text:span text:style-name="T3">SLATE søkte på prosjektet fordi de har jobbet med de samme modellene siden 2010. De prøvde å finne overordnede læringsprofiller for å finne gap og nivå iforhold til det de har drevet med. De lagde en definisjon av læringsanalyse til int.conferanse. Prosjektet het Next-tell og de så på læringsmiljøet innen STEM fag og språg fag (hovedsaklig engelsk). De tok utgangspunkt i forskjellige platformer: LMS, eportefolia, opensim. De så på språk og aktivitet: hvordan responderte elevene på beskjede de fikk. Resultat var standarden CEFR - </text:span></text:span><text:soft-page-break/><text:span text:style-name="Strong_20_Emphasis"><text:span text:style-name="T3">Common European Framework for Reference for Languages. Denne var utarbeidet når gruppen utarbeidet nasjonale prøver i engelsk.</text:span></text:span></text:p>
      <text:p text:style-name="P10"><text:span text:style-name="Strong_20_Emphasis"><text:span text:style-name="T3">Standarden kom fra 70 tallet med 6 nivåer: a1-a2-c. Det er helt uavhengig av språket man hadde i utgangspunktet. På tiden prosjektet lå elevene på a1-a2 : c er native speaker, c2 er akademisk native</text:span></text:span></text:p>
      <text:p text:style-name="P10"><text:span text:style-name="Strong_20_Emphasis"><text:span text:style-name="T3">I tillegg valgte de å arbeide med open learners model ('ikke selve læringen') - models showing learning progress available for the learner, instructiors, peers and other users. Tidligere var ikke slikt åpent: visualiseringer og sånne ling lå i behandlingen bak &gt; hvor dataen kom fra, hvilken analyser, nivåer. Hvordan kan man gjøre utregningene synlig for elevene selv - kanskje kan dette føre til negotiation (motivasjon..)</text:span></text:span></text:p>
      <text:p text:style-name="P10"><text:span text:style-name="Strong_20_Emphasis"><text:span text:style-name="T3">Hvor du er, hvor du skal - vitogsky og sånt. Det har også et element av nyanse (den dårlige karakteren har standard). Det skilles også mellom hva som er automatiserte modeller, data fra læreren etc. - opp imot læringsmålene</text:span></text:span></text:p>
      <text:p text:style-name="P10"><text:span text:style-name="Strong_20_Emphasis"><text:span text:style-name="T3"/></text:span></text:p>
      <text:p text:style-name="P10"><text:span text:style-name="Strong_20_Emphasis"><text:span text:style-name="T3">**I livslang læring** Midler ble utlyst til såkalte kompetanseprosjekter - de jobbet med et brannvesen som ønsket å få oversikt over kompetansen de skal ha og den de har. For instruktøren var det vanskelig å vite hva hver enkelt kunne i forhold til det de skulle kunne - alt materiellet var manulet. Cecilie snakker om en modell til en nederlandsk professor som kartlegger kompetansene som er nødvendige i en proffesjon. Baserer seg på ting som gjentar seg. Man kan kartlegge og identifisere de enkeltelementene man kan øve på separat og sette de sammen. De fant frem til en hierarki basert på tre scenarior av det de gjør mest. Det er komplisert fordi vi bare er mennesker og vi prøver å sette det vi gjør inn i et system. I intervjuer og slikt, når brannmen snakker om, så snakker de om at de gjorde dette pågrunn av tidligere erfaring og ikke noe som skjedde. Det er mye mer i hierarkiet: som å ta vare på mennesker - det er en lærer som har vært veldig verdifult.</text:span></text:span></text:p>
      <text:p text:style-name="P10"><text:span text:style-name="Strong_20_Emphasis"><text:span text:style-name="T3">Brannmenne fikk en app og man vurderer seg selv etterpå + instruktøren. Likevel så er det vanskelig å få oversikt når instruktøren også trener selv. I et klasserom så skal alle kunne det andre, men i et team hvor de enkelte utfyller hverandre er det ikke sånn.</text:span></text:span></text:p>
      <text:p text:style-name="P10"><text:soft-page-break/><text:span text:style-name="Strong_20_Emphasis"><text:span text:style-name="T3">Morten fra BI: livslanglæring&gt; naturlig å slutte å tenke at man skal ha alt i hodet og ikke avhenge av andre mennesker - ikke bare teamet men også systemet. Verktøykassa. Det er ikke gitt at man hele tiden trenger all kompetansen: noen kan også forsvinne ut av teamet. </text:span></text:span></text:p>
      <text:p text:style-name="P10"><text:span text:style-name="Strong_20_Emphasis"><text:span text:style-name="T3">-Hvis noen forsvinner så vil systemet kunne si ifra. Systemene viser også hvem som har certifiseringene på plass. Heldigvis har det ikke skjedd noe alvorlig, men hvis de hadde gjort det og dette kom frem.. *En annen frontstage/backstage</text:span></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h text:style-name="P22" text:outline-level="3"><text:span text:style-name="Strong_20_Emphasis"><text:span text:style-name="T1">************UNINETT: Dataporten**************</text:span></text:span></text:h>
      <text:p text:style-name="P10"><text:span text:style-name="Strong_20_Emphasis"><text:span text:style-name="T3">Dataporten ligger i regjeringens bestemleser om tiltak i regjeringsperioden. </text:span></text:span></text:p>
      <text:p text:style-name="P10"><text:span text:style-name="Strong_20_Emphasis"><text:span text:style-name="T3">tjenestene har behov for tilgang til mer data. Feide var begrenset til pålogging. Nextgen grensesnitt. Ny funksjonalitet til leverandører. Enklere bruk av API. vil minimere integrasjonskostnadene til oppbyggingen av tjenester - attraktivt å være en tjenesteleverandør. Tid og ressurser på å finne og trekke ut data. Kan ikke gjøres forskjellig fra kommune til kommune. 100% selvbetjening - tjenesteleverandøren kan registere applikasjon og sende til sluttbruker helt selv. </text:span></text:span></text:p>
      <text:p text:style-name="P10"><text:span text:style-name="Strong_20_Emphasis"><text:span text:style-name="T3">Utvider API til å omfatte mer gruppedata og støtte mobilapplikasjoner. Det at grupper og adhoc ligger vedsiden av autentisering gjør at grupper ikke trenger å registreres om igjen med henhold til andre tjenester. Istedenfor å sende igjennom feide, tilbake med litt data, så sendes mann tilbake med en nøkkel; </text:span></text:span><text:span text:style-name="Strong_20_Emphasis"><text:span text:style-name="T20">b</text:span></text:span><text:span text:style-name="Strong_20_Emphasis"><text:span text:style-name="T3">åde sender til sluttbruker tjenester (web app eller mobil app), pluss tjenester som aggregerer data til for eksempel læringsanalyse. </text:span></text:span></text:p>
      <text:p text:style-name="P10"><text:span text:style-name="Strong_20_Emphasis"><text:span text:style-name="T3">Sammen med autentifisering og grupper kan da ligge: SAS (student admin. sys), LMS, læringsanalyse, foresattesrettigheter, open badges, valgte preferanser, leverandør.. </text:span></text:span><text:span text:style-name="Strong_20_Emphasis"><text:span text:style-name="T29">Skal det legges opp til at grupper kan skapes av tjenester</text:span></text:span><text:span text:style-name="Strong_20_Emphasis"><text:span text:style-name="T3">? Dette er et stort spørsmål. Hvem skal kurrere gruppene? Skolen, elevene... Det blir heller sånn at dataporten vindu dukker opp i en </text:span></text:span><text:soft-page-break/><text:span text:style-name="Strong_20_Emphasis"><text:span text:style-name="T3">app og lar en opprette en gruppe der, før en lar det hoppe tilbake til appen for bruk direkte. *Å kurrere brukbarheten av gruppers bruk av applikasjoner basert på hvor mange forskjellige/like svar </text:span></text:span><text:span text:style-name="Strong_20_Emphasis"><text:span text:style-name="T18">over tid. </text:span></text:span></text:p>
      <text:p text:style-name="P10"><text:span text:style-name="Strong_20_Emphasis"><text:span text:style-name="T3">**********Brian Jørgensen - Aktivitetsdata for vurdering og tilpassning *************</text:span></text:span></text:p>
      <text:p text:style-name="P10"><text:span text:style-name="Strong_20_Emphasis"><text:span text:style-name="T3">Oslo kommune har allerede startet å ta i bruk dataporten, og har fått god tilbakemelding på gruppe-funksjonen</text:span></text:span></text:p>
      <text:p text:style-name="P10"><text:span text:style-name="Strong_20_Emphasis"><text:span text:style-name="T3">Det koster omtrent 100.000kr i året å opprettholde en leverandør som dumper data... Det verktøyet læreren bruker til å føre fravær så er det dumt hvis eleven ikke er registrert i systemet fordi han ikke er der. Dette måtte da prioriteres. Med dataporten er klasselisten komplett i det læreren logger på.</text:span></text:span></text:p>
      <text:p text:style-name="P10"><text:span text:style-name="Strong_20_Emphasis"><text:span text:style-name="T3">'Aktivitetsdata for vurdering og tilpassning': skal brukes til noe positivt for eleven. </text:span></text:span><text:span text:style-name="Strong_20_Emphasis"><text:span text:style-name="T29">Læreren har en plikt til å se til at han ikke bare sitter der</text:span></text:span><text:span text:style-name="Strong_20_Emphasis"><text:span text:style-name="T3"> </text:span></text:span><text:span text:style-name="Strong_20_Emphasis"><text:span text:style-name="T18">(læringspress).</text:span></text:span></text:p>
      <text:p text:style-name="P10"><text:span text:style-name="Strong_20_Emphasis"><text:span text:style-name="T20">(Unit)</text:span></text:span><text:span text:style-name="Strong_20_Emphasis"><text:span text:style-name="T18">Ønkser brukerstyring: </text:span></text:span><text:span text:style-name="Strong_20_Emphasis"><text:span text:style-name="T30">mulighet for å ta i bruk ’egne data’</text:span></text:span><text:span text:style-name="Strong_20_Emphasis"><text:span text:style-name="T18">. Modell for juridisk grunnlag for utlevering av personlig data: to klasser; personlig samtykke og obligatorisk registrering</text:span></text:span></text:p>
      <text:h text:style-name="P22" text:outline-level="3"><text:span text:style-name="Strong_20_Emphasis"><text:span text:style-name="T37">xAPI: eXperience (application programing) interface</text:span></text:span></text:h>
      <text:p text:style-name="P10"><text:span text:style-name="Strong_20_Emphasis"><text:span text:style-name="T3">Hvor dypt vil prosjektet gå iforhold til det å forstå og støtte læring: xAPI standard ligger ikke så dypt iforhold til sånt som diskursanalyse. Dere har valgt en vei, som har kontroverser rundt seg. &gt;Oslo har rett og slett fanget opp standarden sånn den kom. Ikke mye annet som gjøres. Vi vil også vurdere om det er begrensninger i xAPI og hva vi kan finne ut av. Ville bygge på det som fantes i sektoren nå - utfordret læringskomiteen: hvor langt har vi kommet med fornuftige standarder. Ble referert til to dokumenter. De er altså åpne for forslag fra leverandører om andre standarder som skal taes i bruk. &gt;xAPI er bare en av mange vel-etablerte standarder. Det representerer en fleksibel (interoperabilitet) måte å hente ut data for at læringsanalyse kan gjøres. Man måtte gjøre et valg iforhold til et vokabulær som man kan ta utgangspunkt i. ISO etc. + tradisjonelle standarder kan man også hente data fra. &gt;han som jobber internasjonalt snakker om hvordan disse spørsmålene er taklet. xAPI gir et vokabulær, men det er forsåvidt også ganske urelevant. Hvordan utrykker man det læreren og elevene </text:span></text:span><text:soft-page-break/><text:span text:style-name="Strong_20_Emphasis"><text:span text:style-name="T3">gjør. Hvordan fanger man data om sammarbeid, innen VR - bidrag inn i diskurser. Igjennom prosjektet bør man kunne utvikle flere typer vokabulærer. </text:span></text:span></text:p>
      <text:p text:style-name="P10"><text:span text:style-name="Strong_20_Emphasis"><text:span text:style-name="T3">Skal det være en database med mål eller flere? &gt;målene i denne ene databasen standardiseres ikke, men referer til Grep. &gt;Om leverandører har hver sine subset med mål så kommer gevinsten når vi ser hvordan leverandører har overlappende mål. Hvordan går det når man gjenbruker målene noen leverandører har men ikke andre? Oslos detaljerte mål, brukes de? &gt;Ja, men de er ikke så detaljerte i forhold til den typen aktivitet som nå skal studeres.</text:span></text:span></text:p>
      <text:p text:style-name="P10"><text:span text:style-name="Strong_20_Emphasis"><text:span text:style-name="T1"/></text:span></text:p>
      <text:p text:style-name="P10"><text:span text:style-name="Strong_20_Emphasis"><text:span text:style-name="T36">AVT møte:</text:span></text:span></text:p>
      <text:p text:style-name="P10"><text:span text:style-name="Strong_20_Emphasis"><text:span text:style-name="T3">Jan fra itslearning: fading som er et viktig element av disse modellene kommer fra et sosiokulturelt. Får nå fokus på kontekst. Kontekst delen i xAPI er veldig svak - helt i overflaten. Dette handler om hva en læringsanalyse kan gjøre når vi ikke graver oss ned i hva konteksten rommer. *LMS viktig for dybde?</text:span></text:span></text:p>
      <text:p text:style-name="P10"><text:span text:style-name="Strong_20_Emphasis"><text:span text:style-name="T3">Morten: Dette er ikke viktig bare for læring, det er like viktig for autmatiseringen. Det er akkurat samme data som brukes. Og når man skal sette sammen team så er HR og ERP systemer avhengig av oversikt over kompetanse. Når vi har det kan vi bruke det til så mye mere. </text:span></text:span></text:p>
      <text:p text:style-name="P10"><text:span text:style-name="Strong_20_Emphasis"><text:span text:style-name="T3">Håkon: CEFR kommer fra en modell om språk. I et standardiseringsperspektiv er det en viktig forskjell mellom hvordan man utrykker og hvordan man populerer opp dataene. Det er ikke enkelt å finne utrykk - jeg er 4 i tysk, 13 i engelsk - og vi må bli enige om dette</text:span></text:span></text:p>
      <text:p text:style-name="P10"><text:span text:style-name="Strong_20_Emphasis"><text:span text:style-name="T3">&gt;Lærerene bruker mange av dataene til å vurdere undervisningen, men de tolker det ulikt. Tror det har å gjøre med 'dataliteracy'. Har ikke fått opplæring i tolkningen av data. Det er mennesker som skal ta dette i bruk til syvende og sist. Presentasjonen av dataen på en forståelig måte er alfa omega.</text:span></text:span></text:p>
      <text:p text:style-name="P10"><text:span text:style-name="Strong_20_Emphasis"><text:span text:style-name="T3"/></text:span></text:p>
      <text:p text:style-name="P10"><text:span text:style-name="Strong_20_Emphasis"><text:span text:style-name="T3">En som sitter med et prosjekt innen medisinsk simulering: hva er kompetanse i et slikt system. Team og kommunikasjon virker til å være nøkkelen. I medisinsk simulering skifter personene </text:span></text:span><text:soft-page-break/><text:span text:style-name="Strong_20_Emphasis"><text:span text:style-name="T3">hele tiden. En av de viktigste kompetansene er tillit (*). Skal handle som om en har skjent lenge. Jobber med relasjons-forståelse. </text:span></text:span></text:p>
      <text:p text:style-name="P10"><text:span text:style-name="Strong_20_Emphasis"><text:span text:style-name="T3">&gt;Har jobbet med det samme: man blir brannmann i brannvesenet. Har sett på når man egentlig får tillit til å gjøre noe. Teamene er faste men rullerende. Hvordan kan man lage tek som støtter opp under team og roller med ulike kompetanser men også ulike personer. En person kan kanskje ikke inneha alle rollene men det skal være ønskelig at de skal kunne. Dette med tillit har å gjøre med readiness - 100% klar når en går inn i et hus. Har heller ikke system for å oppdage misstillitt til noen person.</text:span></text:span></text:p>
      <text:p text:style-name="P10"><text:span text:style-name="Strong_20_Emphasis"><text:span text:style-name="T3">I det andre prosjektet har de også sett på overgangen til profesjonell: forskjellen mellom å kunne alle prosedyrer/algoritmer og at det oppstår noe nytt. </text:span></text:span><text:span text:style-name="Strong_20_Emphasis"><text:span text:style-name="T29">De beveger seg derfra vekk fra det sosiokulturelle og mot kompleksitet.</text:span></text:span></text:p>
      <text:p text:style-name="P10"><text:span text:style-name="Strong_20_Emphasis"><text:span text:style-name="T3">Are: Dette kan også sammenlignes med alignment(?) med læreplan. Det ukjente etc. Men ønsker å snakke mer konkret om lærings/kompetansemål. Finnes det noe knytepunkt mellom xAPI og kompleksiteten i kompetansemålene (adjektiv, verb..). Are har som hensikt til å rafinere kompetansemål. Det er ikke lett å mappe opp mot ie. blooms taxonomi. Så så han på xAPI og det var ikke så lett heller. Ikke noe start og stopp og gitt opp. </text:span></text:span></text:p>
      <text:p text:style-name="P10"><text:span text:style-name="Strong_20_Emphasis"><text:span text:style-name="T3">-geir(connexus?): Ja man har statements i xAPI, og ser man det opp mot SOLO. Har tenkt at om man kan se på en rekke ting man har gjort - en badge ontologi, når man har gjort en rekke ting for å få en badge. Da er det sin egen statement som ikke trengs å analyseres hver gang. </text:span></text:span></text:p>
      <text:p text:style-name="P10"><text:span text:style-name="Strong_20_Emphasis"><text:span text:style-name="T3">Are er veldig interessert i studier på læreplaner. Geir sier at de som sitter på læringsressurser at de må dele hvilken mål de kan hjelpe til å oppnå. **Er ikke dette en interessekonflikt?</text:span></text:span></text:p>
      <text:p text:style-name="P10"><text:span text:style-name="Strong_20_Emphasis"><text:span text:style-name="T3"/></text:span></text:p>
      <text:p text:style-name="P10"><text:span text:style-name="Strong_20_Emphasis"><text:span text:style-name="T3"/></text:span></text:p>
      <text:p text:style-name="P10"><text:span text:style-name="Strong_20_Emphasis"><text:span text:style-name="T3"/></text:span></text:p>
      <text:p text:style-name="P3"><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LIII</text:page-number></text:p>
        <text:p text:style-name="Footer"/>
      </style:footer>
      <style:footer-left>
        <text:p text:style-name="Footer"><text:page-number text:select-page="current">XL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footer-left>
        <text:p text:style-name="Footer"><text:page-number text:select-page="current">0</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5</meta:editing-cycles>
    <meta:print-date>2009-03-06T08:41:00</meta:print-date>
    <meta:creation-date>2012-08-21T07:27:00</meta:creation-date>
    <dc:date>2018-11-24T05:09:52.663012422</dc:date>
    <meta:editing-duration>PT19H22M59S</meta:editing-duration>
    <meta:generator>LibreOffice/6.0.6.2$Linux_X86_64 LibreOffice_project/00m0$Build-2</meta:generator>
    <meta:document-statistic meta:table-count="0" meta:image-count="0" meta:object-count="0" meta:page-count="43" meta:paragraph-count="397" meta:word-count="12544" meta:character-count="77500" meta:non-whitespace-character-count="65186"/>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882A100.dotm" xlink:href=""/>
  </office:meta>
</office:document-meta>
</file>